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 fo:border-left="1.76pt solid #000000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/>
        <table:table-column table:style-name="co5" table:default-cell-style-name="ce2" table:number-columns-repeated="2"/>
        <table:table-column table:style-name="co8" table:default-cell-style-name="ce2"/>
        <table:table-column table:style-name="co9" table:default-cell-style-name="ce2"/>
        <table:table-column table:style-name="co5" table:default-cell-style-name="ce2" table:number-columns-repeated="2"/>
        <table:table-column table:style-name="co10" table:default-cell-style-name="ce2" table:number-columns-repeated="8"/>
        <table:table-column table:style-name="co11" table:default-cell-style-name="ce2" table:number-columns-repeated="2"/>
        <table:table-column table:style-name="co12" table:default-cell-style-name="ce2"/>
        <table:table-column table:style-name="co13" table:default-cell-style-name="ce2"/>
        <table:table-column table:style-name="co12" table:default-cell-style-name="ce2" table:number-columns-repeated="2"/>
        <table:table-column table:style-name="co14" table:default-cell-style-name="ce51"/>
        <table:table-column table:style-name="co15" table:default-cell-style-name="ce51"/>
        <table:table-column table:style-name="co16" table:default-cell-style-name="ce51" table:number-columns-repeated="2"/>
        <table:table-column table:style-name="co17" table:default-cell-style-name="ce64"/>
        <table:table-column table:style-name="co17" table:default-cell-style-name="ce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TL Title" office:value-type="string">
            <text:p>PROVINCIE ZUIDHOLLAND; TWEEDE GEDEELTE: INDEELING DER WERKELIJKE BEVOLKING NAAR DE HUIZING</text:p>
          </table:table-cell>
          <table:table-cell table:style-name="TL Title" table:number-columns-repeated="33"/>
          <table:table-cell table:style-name="ce6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3"/>
          <table:table-cell ns41:value-type="string" table:number-rows-spanned="4" table:style-name="TL ColHeader" table:number-columns-spanned="1" office:value-type="string">
            <text:p>Bewoonde huizen en schepen</text:p>
          </table:table-cell>
          <table:table-cell ns41:value-type="string" table:number-rows-spanned="4" table:style-name="TL ColHeader" table:number-columns-spanned="1" office:value-type="string">
            <text:p>Huisgezinnen</text:p>
          </table:table-cell>
          <table:table-cell ns41:value-type="string" table:number-rows-spanned="1" table:style-name="TL ColHeader" table:number-columns-spanned="10" office:value-type="string">
            <text:p>LEDEN DER HUISGEZINNEN</text:p>
          </table:table-cell>
          <table:covered-table-cell table:style-name="TL ColHeader" table:number-columns-repeated="8"/>
          <table:covered-table-cell table:style-name="ce30"/>
          <table:table-cell ns41:value-type="string" table:number-rows-spanned="3" table:style-name="TL ColHeader" table:number-columns-spanned="2" office:value-type="string">
            <text:p>Afzonderlijk levende personen</text:p>
          </table:table-cell>
          <table:covered-table-cell table:style-name="ce23"/>
          <table:table-cell ns41:value-type="string" table:number-rows-spanned="1" table:style-name="TL ColHeader" table:number-columns-spanned="8" office:value-type="string">
            <text:p>Bevolking van gestichten en andere instellingen onder één bestuur te zamen wonende</text:p>
          </table:table-cell>
          <table:covered-table-cell table:style-name="TL ColHeader" table:number-columns-repeated="7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1"/>
          <table:table-cell ns41:value-type="string" table:number-rows-spanned="5" table:style-name="ce37" table:number-columns-spanned="1" office:value-type="string">
            <text:p>CBS nummer</text:p>
          </table:table-cell>
          <table:table-cell ns41:value-type="string" table:number-rows-spanned="5" table:style-name="ce37" table:number-columns-spanned="1" office:value-type="string">
            <text:p>Amsterdamse code</text:p>
          </table:table-cell>
          <table:table-cell ns41:value-type="string" table:number-rows-spanned="5" table:style-name="ce37" table:number-columns-spanned="1" office:value-type="string">
            <text:p>Grootteklasse</text:p>
          </table:table-cell>
          <table:table-cell ns41:value-type="string" table:number-rows-spanned="5" table:style-name="ce46" table:number-columns-spanned="1" office:value-type="string">
            <text:p>Provincie</text:p>
          </table:table-cell>
          <table:table-cell ns41:value-type="string" table:number-rows-spanned="5" table:style-name="ce52" table:number-columns-spanned="1" office:value-type="string">
            <text:p>Telling</text:p>
          </table:table-cell>
          <table:table-cell ns41:value-type="string" table:number-rows-spanned="5" table:style-name="ce52" table:number-columns-spanned="1" office:value-type="string">
            <text:p>Tabel</text:p>
          </table:table-cell>
          <table:table-cell ns41:value-type="string" table:number-rows-spanned="5" table:style-name="ce52" table:number-columns-spanned="1" office:value-type="string">
            <text:p>Pagina links</text:p>
          </table:table-cell>
          <table:table-cell ns41:value-type="string" table:number-rows-spanned="5" table:style-name="ce58" table:number-columns-spanned="1" office:value-type="string">
            <text:p>Pagina rechts</text:p>
          </table:table-cell>
          <table:table-cell ns41:value-type="string" table:number-rows-spanned="5" table:style-name="ce65" table:number-columns-spanned="1" office:value-type="string">
            <text:p>Image nr</text:p>
          </table:table-cell>
          <table:table-cell table:style-name="ce13" table:number-columns-repeated="989"/>
        </table:table-row>
        <table:table-row table:style-name="ro2">
          <table:covered-table-cell table:style-name="ce4"/>
          <table:table-cell table:style-name="ce13"/>
          <table:covered-table-cell table:style-name="ce17"/>
          <table:covered-table-cell table:style-name="ce24"/>
          <table:table-cell ns41:value-type="string" table:number-rows-spanned="2" table:style-name="TL ColHeader" table:number-columns-spanned="2" office:value-type="string">
            <text:p>Hoofden van huisgezinnen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Kinderen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Personen in dienstbetrekking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Overige leden der gezinnen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Bestuurders, beambten en bedienden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2" office:value-type="string">
            <text:p>Bevolking voor wie het gesticht is bestemd</text:p>
          </table:table-cell>
          <table:covered-table-cell table:style-name="ce24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32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6"/>
          <table:table-cell table:style-name="ce72" table:number-columns-repeated="989"/>
        </table:table-row>
        <table:table-row table:style-name="ro3">
          <table:covered-table-cell table:style-name="ce4"/>
          <table:table-cell table:style-name="ce13"/>
          <table:covered-table-cell table:style-name="ce17"/>
          <table:covered-table-cell table:style-name="TL ColHeader" table:number-columns-repeated="13"/>
          <table:table-cell ns41:value-type="string" table:number-rows-spanned="1" table:style-name="TL ColHeader" table:number-columns-spanned="2" office:value-type="string">
            <text:p>en personen tot hunne gezinnen behorende (begrepen in kol. 12 en 13)</text:p>
          </table:table-cell>
          <table:covered-table-cell table:style-name="ce24"/>
          <table:table-cell ns41:value-type="string" table:number-rows-spanned="1" table:style-name="TL ColHeader" table:number-columns-spanned="2" office:value-type="string">
            <text:p>afzonderlijk levende (begrepen in kol. 14 en 15)</text:p>
          </table:table-cell>
          <table:covered-table-cell table:style-name="TL ColHeader" table:number-columns-repeated="6"/>
          <table:covered-table-cell table:style-name="ce32"/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6"/>
          <table:table-cell table:style-name="ce13" table:number-columns-repeated="989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8" table:number-columns-repeated="3"/>
          <table:covered-table-cell table:style-name="ce47"/>
          <table:covered-table-cell table:style-name="ce53" table:number-columns-repeated="3"/>
          <table:covered-table-cell table:style-name="ce59"/>
          <table:covered-table-cell table:style-name="ce66"/>
          <table:table-cell table:style-name="ce14" table:number-columns-repeated="989"/>
        </table:table-row>
        <table:table-row table:style-name="ro5">
          <table:table-cell ns41:value-type="float" table:style-name="TL ColHeader" office:value="1" office:value-type="float">
            <text:p>1</text:p>
          </table:table-cell>
          <table:table-cell table:style-name="ce14"/>
          <table:table-cell table:formula="of:=[.A7]+1" ns41:value-type="float" table:style-name="TL ColHeader" office:value-type="float" office:value="2">
            <text:p>2</text:p>
          </table:table-cell>
          <table:table-cell table:formula="of:=[.C7]+1" ns41:value-type="float" table:style-name="TL ColHeader" office:value-type="float" office:value="3">
            <text:p>3</text:p>
          </table:table-cell>
          <table:table-cell table:formula="of:=[.D7]+1" ns41:value-type="float" table:style-name="TL ColHeader" office:value-type="float" office:value="4">
            <text:p>4</text:p>
          </table:table-cell>
          <table:table-cell table:formula="of:=[.E7]+1" ns41:value-type="float" table:style-name="TL ColHeader" office:value-type="float" office:value="5">
            <text:p>5</text:p>
          </table:table-cell>
          <table:table-cell table:formula="of:=[.F7]+1" ns41:value-type="float" table:style-name="TL ColHeader" office:value-type="float" office:value="6">
            <text:p>6</text:p>
          </table:table-cell>
          <table:table-cell table:formula="of:=[.G7]+1" ns41:value-type="float" table:style-name="TL ColHeader" office:value-type="float" office:value="7">
            <text:p>7</text:p>
          </table:table-cell>
          <table:table-cell table:formula="of:=[.H7]+1" ns41:value-type="float" table:style-name="TL ColHeader" office:value-type="float" office:value="8">
            <text:p>8</text:p>
          </table:table-cell>
          <table:table-cell table:formula="of:=[.I7]+1" ns41:value-type="float" table:style-name="TL ColHeader" office:value-type="float" office:value="9">
            <text:p>9</text:p>
          </table:table-cell>
          <table:table-cell table:formula="of:=[.J7]+1" ns41:value-type="float" table:style-name="TL ColHeader" office:value-type="float" office:value="10">
            <text:p>10</text:p>
          </table:table-cell>
          <table:table-cell table:formula="of:=[.K7]+1" ns41:value-type="float" table:style-name="TL ColHeader" office:value-type="float" office:value="11">
            <text:p>11</text:p>
          </table:table-cell>
          <table:table-cell table:formula="of:=[.L7]+1" ns41:value-type="float" table:style-name="TL ColHeader" office:value-type="float" office:value="12">
            <text:p>12</text:p>
          </table:table-cell>
          <table:table-cell table:formula="of:=[.M7]+1" ns41:value-type="float" table:style-name="TL ColHeader" office:value-type="float" office:value="13">
            <text:p>13</text:p>
          </table:table-cell>
          <table:table-cell table:formula="of:=[.N7]+1" ns41:value-type="float" table:style-name="TL ColHeader" office:value-type="float" office:value="14">
            <text:p>14</text:p>
          </table:table-cell>
          <table:table-cell table:formula="of:=[.O7]+1" ns41:value-type="float" table:style-name="TL ColHeader" office:value-type="float" office:value="15">
            <text:p>15</text:p>
          </table:table-cell>
          <table:table-cell table:formula="of:=[.P7]+1" ns41:value-type="float" table:style-name="TL ColHeader" office:value-type="float" office:value="16">
            <text:p>16</text:p>
          </table:table-cell>
          <table:table-cell table:formula="of:=[.Q7]+1" ns41:value-type="float" table:style-name="TL ColHeader" office:value-type="float" office:value="17">
            <text:p>17</text:p>
          </table:table-cell>
          <table:table-cell table:formula="of:=[.R7]+1" ns41:value-type="float" table:style-name="TL ColHeader" office:value-type="float" office:value="18">
            <text:p>18</text:p>
          </table:table-cell>
          <table:table-cell table:formula="of:=[.S7]+1" ns41:value-type="float" table:style-name="TL ColHeader" office:value-type="float" office:value="19">
            <text:p>19</text:p>
          </table:table-cell>
          <table:table-cell table:formula="of:=[.T7]+1" ns41:value-type="float" table:style-name="TL ColHeader" office:value-type="float" office:value="20">
            <text:p>20</text:p>
          </table:table-cell>
          <table:table-cell table:formula="of:=[.U7]+1" ns41:value-type="float" table:style-name="TL ColHeader" office:value-type="float" office:value="21">
            <text:p>21</text:p>
          </table:table-cell>
          <table:table-cell table:formula="of:=[.V7]+1" ns41:value-type="float" table:style-name="TL ColHeader" office:value-type="float" office:value="22">
            <text:p>22</text:p>
          </table:table-cell>
          <table:table-cell table:formula="of:=[.W7]+1" ns41:value-type="float" table:style-name="TL ColHeader" office:value-type="float" office:value="23">
            <text:p>23</text:p>
          </table:table-cell>
          <table:table-cell table:formula="of:=[.X7]+1" ns41:value-type="float" table:style-name="TL ColHeader" office:value-type="float" office:value="24">
            <text:p>24</text:p>
          </table:table-cell>
          <table:table-cell table:formula="of:=[.Y7]+1" ns41:value-type="float" table:style-name="TL ColHeader" office:value-type="float" office:value="25">
            <text:p>25</text:p>
          </table:table-cell>
          <table:covered-table-cell table:style-name="ce39" table:number-columns-repeated="3"/>
          <table:covered-table-cell table:style-name="ce48"/>
          <table:covered-table-cell table:style-name="ce54" table:number-columns-repeated="3"/>
          <table:covered-table-cell table:style-name="ce60"/>
          <table:covered-table-cell table:style-name="ce67"/>
          <table:table-cell table:style-name="ce14" table:number-columns-repeated="989"/>
        </table:table-row>
        <table:table-row table:style-name="ro6">
          <table:table-cell table:style-name="ce6" table:number-columns-repeated="30"/>
          <table:table-cell table:style-name="ce55" table:number-columns-repeated="3"/>
          <table:table-cell table:style-name="ce61"/>
          <table:table-cell table:style-name="ce68"/>
          <table:table-cell table:style-name="ce6" table:number-columns-repeated="989"/>
        </table:table-row>
        <table:table-row table:style-name="ro7">
          <table:table-cell ns41:value-type="string" table:style-name="TL RowHeader" office:value-type="string">
            <text:p>Voornaamste gemeenten (van 20.000 inwoners en daarboven</text:p>
          </table:table-cell>
          <table:table-cell table:style-name="ce6"/>
          <table:table-cell table:style-name="TL Data"/>
          <table:table-cell table:style-name="TL Data" table:number-columns-repeated="22"/>
          <table:table-cell table:style-name="TL Data"/>
          <table:table-cell table:style-name="ce40"/>
          <table:table-cell table:style-name="ce43" table:number-columns-repeated="3"/>
          <table:table-cell table:style-name="ce56"/>
          <table:table-cell table:style-name="ce57" table:number-columns-repeated="2"/>
          <table:table-cell table:style-name="ce62"/>
          <table:table-cell table:style-name="ce69"/>
          <table:table-cell table:style-name="ce6" table:number-columns-repeated="989"/>
        </table:table-row>
        <table:table-row table:style-name="ro4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5985" office:value-type="float">
            <text:p>5985</text:p>
          </table:table-cell>
          <table:table-cell ns41:value-type="float" table:style-name="TL Data" office:value="5904" office:value-type="float">
            <text:p>5904</text:p>
          </table:table-cell>
          <table:table-cell ns41:value-type="float" table:style-name="TL Data" office:value="5133" office:value-type="float">
            <text:p>513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6862" office:value-type="float">
            <text:p>6862</text:p>
          </table:table-cell>
          <table:table-cell ns41:value-type="float" table:style-name="TL Data" office:value="6625" office:value-type="float">
            <text:p>66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5603" office:value-type="float">
            <text:p>5603</text:p>
          </table:table-cell>
          <table:table-cell ns41:value-type="float" table:style-name="TL Data" office:value="12914" office:value-type="float">
            <text:p>12914</text:p>
          </table:table-cell>
          <table:table-cell ns41:value-type="float" table:style-name="TL Data" office:value="13905" office:value-type="float">
            <text:p>1390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3717" office:value-type="float">
            <text:p>13717</text:p>
          </table:table-cell>
          <table:table-cell ns41:value-type="float" table:style-name="TL Data" office:value="14741" office:value-type="float">
            <text:p>14741</text:p>
          </table:table-cell>
          <table:table-cell ns41:value-type="float" table:style-name="ce41" office:value="503" office:value-type="float">
            <text:p>503</text:p>
          </table:table-cell>
          <table:table-cell ns41:value-type="float" table:style-name="ce44" office:value="10928" office:value-type="float">
            <text:p>10928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4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5368" office:value-type="float">
            <text:p>5368</text:p>
          </table:table-cell>
          <table:table-cell ns41:value-type="float" table:style-name="TL Data" office:value="6853" office:value-type="float">
            <text:p>6853</text:p>
          </table:table-cell>
          <table:table-cell ns41:value-type="float" table:style-name="TL Data" office:value="5892" office:value-type="float">
            <text:p>5892</text:p>
          </table:table-cell>
          <table:table-cell ns41:value-type="float" table:style-name="TL Data" office:value="961" office:value-type="float">
            <text:p>961</text:p>
          </table:table-cell>
          <table:table-cell ns41:value-type="float" table:style-name="TL Data" office:value="7749" office:value-type="float">
            <text:p>7749</text:p>
          </table:table-cell>
          <table:table-cell ns41:value-type="float" table:style-name="TL Data" office:value="7610" office:value-type="float">
            <text:p>7610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384" office:value-type="float">
            <text:p>1384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6575" office:value-type="float">
            <text:p>6575</text:p>
          </table:table-cell>
          <table:table-cell ns41:value-type="float" table:style-name="TL Data" office:value="14630" office:value-type="float">
            <text:p>14630</text:p>
          </table:table-cell>
          <table:table-cell ns41:value-type="float" table:style-name="TL Data" office:value="16530" office:value-type="float">
            <text:p>16530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4" office:value-type="float">
            <text:p>214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5277" office:value-type="float">
            <text:p>15277</text:p>
          </table:table-cell>
          <table:table-cell ns41:value-type="float" table:style-name="TL Data" office:value="17345" office:value-type="float">
            <text:p>17345</text:p>
          </table:table-cell>
          <table:table-cell ns41:value-type="float" table:style-name="ce41" office:value="505" office:value-type="float">
            <text:p>505</text:p>
          </table:table-cell>
          <table:table-cell ns41:value-type="float" table:style-name="ce44" office:value="11157" office:value-type="float">
            <text:p>11157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4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-gravenhage</text:p>
          </table:table-cell>
          <table:table-cell/>
          <table:table-cell ns41:value-type="float" table:style-name="TL Data" office:value="29251" office:value-type="float">
            <text:p>29251</text:p>
          </table:table-cell>
          <table:table-cell ns41:value-type="float" table:style-name="TL Data" office:value="32154" office:value-type="float">
            <text:p>32154</text:p>
          </table:table-cell>
          <table:table-cell ns41:value-type="float" table:style-name="TL Data" office:value="26722" office:value-type="float">
            <text:p>26722</text:p>
          </table:table-cell>
          <table:table-cell ns41:value-type="float" table:style-name="TL Data" office:value="5432" office:value-type="float">
            <text:p>5432</text:p>
          </table:table-cell>
          <table:table-cell ns41:value-type="float" table:style-name="TL Data" office:value="35959" office:value-type="float">
            <text:p>35959</text:p>
          </table:table-cell>
          <table:table-cell ns41:value-type="float" table:style-name="TL Data" office:value="37361" office:value-type="float">
            <text:p>37361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8310" office:value-type="float">
            <text:p>8310</text:p>
          </table:table-cell>
          <table:table-cell ns41:value-type="float" table:style-name="TL Data" office:value="3757" office:value-type="float">
            <text:p>3757</text:p>
          </table:table-cell>
          <table:table-cell ns41:value-type="float" table:style-name="TL Data" office:value="30368" office:value-type="float">
            <text:p>30368</text:p>
          </table:table-cell>
          <table:table-cell ns41:value-type="float" table:style-name="TL Data" office:value="67108" office:value-type="float">
            <text:p>67108</text:p>
          </table:table-cell>
          <table:table-cell ns41:value-type="float" table:style-name="TL Data" office:value="81471" office:value-type="float">
            <text:p>81471</text:p>
          </table:table-cell>
          <table:table-cell ns41:value-type="float" table:style-name="TL Data" office:value="1575" office:value-type="float">
            <text:p>1575</text:p>
          </table:table-cell>
          <table:table-cell ns41:value-type="float" table:style-name="TL Data" office:value="2761" office:value-type="float">
            <text:p>276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85" office:value-type="float">
            <text:p>2585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2831" office:value-type="float">
            <text:p>2831</text:p>
          </table:table-cell>
          <table:table-cell ns41:value-type="float" table:style-name="TL Data" office:value="1807" office:value-type="float">
            <text:p>1807</text:p>
          </table:table-cell>
          <table:table-cell ns41:value-type="float" table:style-name="TL Data" office:value="71268" office:value-type="float">
            <text:p>71268</text:p>
          </table:table-cell>
          <table:table-cell ns41:value-type="float" table:style-name="TL Data" office:value="85541" office:value-type="float">
            <text:p>85541</text:p>
          </table:table-cell>
          <table:table-cell ns41:value-type="float" table:style-name="ce41" office:value="518" office:value-type="float">
            <text:p>518</text:p>
          </table:table-cell>
          <table:table-cell ns41:value-type="float" table:style-name="ce44" office:value="11434" office:value-type="float">
            <text:p>11434</text:p>
          </table:table-cell>
          <table:table-cell ns41:value-type="float" table:style-name="ce44" office:value="1" office:value-type="float">
            <text:p>1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7881" office:value-type="float">
            <text:p>7881</text:p>
          </table:table-cell>
          <table:table-cell ns41:value-type="float" table:style-name="TL Data" office:value="8769" office:value-type="float">
            <text:p>8769</text:p>
          </table:table-cell>
          <table:table-cell ns41:value-type="float" table:style-name="TL Data" office:value="7420" office:value-type="float">
            <text:p>7420</text:p>
          </table:table-cell>
          <table:table-cell ns41:value-type="float" table:style-name="TL Data" office:value="1349" office:value-type="float">
            <text:p>1349</text:p>
          </table:table-cell>
          <table:table-cell ns41:value-type="float" table:style-name="TL Data" office:value="10283" office:value-type="float">
            <text:p>10283</text:p>
          </table:table-cell>
          <table:table-cell ns41:value-type="float" table:style-name="TL Data" office:value="10422" office:value-type="float">
            <text:p>1042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22" office:value-type="float">
            <text:p>1522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8362" office:value-type="float">
            <text:p>8362</text:p>
          </table:table-cell>
          <table:table-cell ns41:value-type="float" table:style-name="TL Data" office:value="18823" office:value-type="float">
            <text:p>18823</text:p>
          </table:table-cell>
          <table:table-cell ns41:value-type="float" table:style-name="TL Data" office:value="21655" office:value-type="float">
            <text:p>21655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0546" office:value-type="float">
            <text:p>20546</text:p>
          </table:table-cell>
          <table:table-cell ns41:value-type="float" table:style-name="TL Data" office:value="22833" office:value-type="float">
            <text:p>22833</text:p>
          </table:table-cell>
          <table:table-cell ns41:value-type="float" table:style-name="ce41" office:value="546" office:value-type="float">
            <text:p>546</text:p>
          </table:table-cell>
          <table:table-cell ns41:value-type="float" table:style-name="ce44" office:value="10702" office:value-type="float">
            <text:p>10702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18589" office:value-type="float">
            <text:p>18589</text:p>
          </table:table-cell>
          <table:table-cell ns41:value-type="float" table:style-name="TL Data" office:value="42865" office:value-type="float">
            <text:p>42865</text:p>
          </table:table-cell>
          <table:table-cell ns41:value-type="float" table:style-name="TL Data" office:value="35938" office:value-type="float">
            <text:p>35938</text:p>
          </table:table-cell>
          <table:table-cell ns41:value-type="float" table:style-name="TL Data" office:value="6927" office:value-type="float">
            <text:p>6927</text:p>
          </table:table-cell>
          <table:table-cell ns41:value-type="float" table:style-name="TL Data" office:value="48971" office:value-type="float">
            <text:p>48971</text:p>
          </table:table-cell>
          <table:table-cell ns41:value-type="float" table:style-name="TL Data" office:value="48989" office:value-type="float">
            <text:p>4898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6926" office:value-type="float">
            <text:p>6926</text:p>
          </table:table-cell>
          <table:table-cell ns41:value-type="float" table:style-name="TL Data" office:value="6644" office:value-type="float">
            <text:p>6644</text:p>
          </table:table-cell>
          <table:table-cell ns41:value-type="float" table:style-name="TL Data" office:value="40642" office:value-type="float">
            <text:p>40642</text:p>
          </table:table-cell>
          <table:table-cell ns41:value-type="float" table:style-name="TL Data" office:value="92099" office:value-type="float">
            <text:p>92099</text:p>
          </table:table-cell>
          <table:table-cell ns41:value-type="float" table:style-name="TL Data" office:value="103484" office:value-type="float">
            <text:p>103484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2784" office:value-type="float">
            <text:p>278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360" office:value-type="float">
            <text:p>1360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94230" office:value-type="float">
            <text:p>94230</text:p>
          </table:table-cell>
          <table:table-cell ns41:value-type="float" table:style-name="TL Data" office:value="107628" office:value-type="float">
            <text:p>107628</text:p>
          </table:table-cell>
          <table:table-cell ns41:value-type="float" table:style-name="ce41" office:value="599" office:value-type="float">
            <text:p>599</text:p>
          </table:table-cell>
          <table:table-cell ns41:value-type="float" table:style-name="ce44" office:value="10345" office:value-type="float">
            <text:p>10345</text:p>
          </table:table-cell>
          <table:table-cell ns41:value-type="float" table:style-name="ce44" office:value="1" office:value-type="float">
            <text:p>1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4644" office:value-type="float">
            <text:p>4644</text:p>
          </table:table-cell>
          <table:table-cell ns41:value-type="float" table:style-name="TL Data" office:value="5287" office:value-type="float">
            <text:p>5287</text:p>
          </table:table-cell>
          <table:table-cell ns41:value-type="float" table:style-name="TL Data" office:value="4501" office:value-type="float">
            <text:p>4501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761" office:value-type="float">
            <text:p>6761</text:p>
          </table:table-cell>
          <table:table-cell ns41:value-type="float" table:style-name="TL Data" office:value="6607" office:value-type="float">
            <text:p>660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4952" office:value-type="float">
            <text:p>4952</text:p>
          </table:table-cell>
          <table:table-cell ns41:value-type="float" table:style-name="TL Data" office:value="11915" office:value-type="float">
            <text:p>11915</text:p>
          </table:table-cell>
          <table:table-cell ns41:value-type="float" table:style-name="TL Data" office:value="12895" office:value-type="float">
            <text:p>1289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2148" office:value-type="float">
            <text:p>12148</text:p>
          </table:table-cell>
          <table:table-cell ns41:value-type="float" table:style-name="TL Data" office:value="13385" office:value-type="float">
            <text:p>13385</text:p>
          </table:table-cell>
          <table:table-cell ns41:value-type="float" table:style-name="ce41" office:value="606" office:value-type="float">
            <text:p>606</text:p>
          </table:table-cell>
          <table:table-cell ns41:value-type="float" table:style-name="ce44" office:value="11260" office:value-type="float">
            <text:p>11260</text:p>
          </table:table-cell>
          <table:table-cell ns41:value-type="float" table:style-name="ce44" office:value="2" office:value-type="float">
            <text:p>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71718" office:value-type="float">
            <text:p>71718</text:p>
          </table:table-cell>
          <table:table-cell ns41:value-type="float" table:style-name="TL Data" office:value="101832" office:value-type="float">
            <text:p>101832</text:p>
          </table:table-cell>
          <table:table-cell ns41:value-type="float" table:style-name="TL Data" office:value="85606" office:value-type="float">
            <text:p>85606</text:p>
          </table:table-cell>
          <table:table-cell ns41:value-type="float" table:style-name="TL Data" office:value="16226" office:value-type="float">
            <text:p>16226</text:p>
          </table:table-cell>
          <table:table-cell ns41:value-type="float" table:style-name="TL Data" office:value="116585" office:value-type="float">
            <text:p>116585</text:p>
          </table:table-cell>
          <table:table-cell ns41:value-type="float" table:style-name="TL Data" office:value="117614" office:value-type="float">
            <text:p>117614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19598" office:value-type="float">
            <text:p>19598</text:p>
          </table:table-cell>
          <table:table-cell ns41:value-type="float" table:style-name="TL Data" office:value="13495" office:value-type="float">
            <text:p>13495</text:p>
          </table:table-cell>
          <table:table-cell ns41:value-type="float" table:style-name="TL Data" office:value="96502" office:value-type="float">
            <text:p>96502</text:p>
          </table:table-cell>
          <table:table-cell ns41:value-type="float" table:style-name="TL Data" office:value="217489" office:value-type="float">
            <text:p>217489</text:p>
          </table:table-cell>
          <table:table-cell ns41:value-type="float" table:style-name="TL Data" office:value="249940" office:value-type="float">
            <text:p>249940</text:p>
          </table:table-cell>
          <table:table-cell ns41:value-type="float" table:style-name="TL Data" office:value="3966" office:value-type="float">
            <text:p>3966</text:p>
          </table:table-cell>
          <table:table-cell ns41:value-type="float" table:style-name="TL Data" office:value="7514" office:value-type="float">
            <text:p>7514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525" office:value-type="float">
            <text:p>15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731" office:value-type="float">
            <text:p>5731</text:p>
          </table:table-cell>
          <table:table-cell ns41:value-type="float" table:style-name="TL Data" office:value="4019" office:value-type="float">
            <text:p>4019</text:p>
          </table:table-cell>
          <table:table-cell ns41:value-type="float" table:style-name="TL Data" office:value="6516" office:value-type="float">
            <text:p>6516</text:p>
          </table:table-cell>
          <table:table-cell ns41:value-type="float" table:style-name="TL Data" office:value="5678" office:value-type="float">
            <text:p>5678</text:p>
          </table:table-cell>
          <table:table-cell ns41:value-type="float" table:style-name="TL Data" office:value="227186" office:value-type="float">
            <text:p>227186</text:p>
          </table:table-cell>
          <table:table-cell ns41:value-type="float" table:style-name="TL Data" office:value="261473" office:value-type="float">
            <text:p>261473</text:p>
          </table:table-cell>
          <table:table-cell table:style-name="ce41"/>
          <table:table-cell table:style-name="ce44" table:number-columns-repeated="2"/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ige gemeenten</text:p>
          </table:table-cell>
          <table:table-cell/>
          <table:table-cell table:style-name="TL Data"/>
          <table:table-cell table:style-name="TL Data" table:number-columns-repeated="22"/>
          <table:table-cell table:style-name="TL Data"/>
          <table:table-cell table:style-name="ce41"/>
          <table:table-cell table:style-name="ce44" table:number-columns-repeated="2"/>
          <table:table-cell table:style-name="ce49"/>
          <table:table-cell table:style-name="ce2" table:number-columns-repeated="4"/>
          <table:table-cell table:style-name="ce36"/>
          <table:table-cell table:number-columns-repeated="989"/>
        </table:table-row>
        <table:table-row table:style-name="ro4">
          <table:table-cell ns41:value-type="string" table:style-name="TL RowHeader" office:value-type="string">
            <text:p>Aar (Ter-)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179" office:value-type="float">
            <text:p>1179</text:p>
          </table:table-cell>
          <table:table-cell ns41:value-type="float" table:style-name="TL Data" office:value="1197" office:value-type="float">
            <text:p>1197</text:p>
          </table:table-cell>
          <table:table-cell ns41:value-type="float" table:style-name="ce41" office:value="480" office:value-type="float">
            <text:p>480</text:p>
          </table:table-cell>
          <table:table-cell ns41:value-type="float" table:style-name="ce44" office:value="11104" office:value-type="float">
            <text:p>1110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arlanderveen</text:p>
          </table:table-cell>
          <table:table-cell/>
          <table:table-cell ns41:value-type="float" table:style-name="TL Data" office:value="702" office:value-type="float">
            <text:p>702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487" office:value-type="float">
            <text:p>1487</text:p>
          </table:table-cell>
          <table:table-cell ns41:value-type="float" table:style-name="TL Data" office:value="1508" office:value-type="float">
            <text:p>150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ce41" office:value="1002" office:value-type="float">
            <text:p>1002</text:p>
          </table:table-cell>
          <table:table-cell ns41:value-type="float" table:style-name="ce44" office:value="11242" office:value-type="float">
            <text:p>1124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bbenbroek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ce41" office:value="481" office:value-type="float">
            <text:p>481</text:p>
          </table:table-cell>
          <table:table-cell ns41:value-type="float" table:style-name="ce44" office:value="11026" office:value-type="float">
            <text:p>1102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blas (Oud)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41" office:value="583" office:value-type="float">
            <text:p>583</text:p>
          </table:table-cell>
          <table:table-cell ns41:value-type="float" table:style-name="ce44" office:value="10826" office:value-type="float">
            <text:p>1082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blasserdam</text:p>
          </table:table-cell>
          <table:table-cell/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1218" office:value-type="float">
            <text:p>12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2309" office:value-type="float">
            <text:p>2309</text:p>
          </table:table-cell>
          <table:table-cell ns41:value-type="float" table:style-name="TL Data" office:value="2354" office:value-type="float">
            <text:p>23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2386" office:value-type="float">
            <text:p>2386</text:p>
          </table:table-cell>
          <table:table-cell ns41:value-type="float" table:style-name="ce41" office:value="482" office:value-type="float">
            <text:p>482</text:p>
          </table:table-cell>
          <table:table-cell ns41:value-type="float" table:style-name="ce44" office:value="11327" office:value-type="float">
            <text:p>113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kmade</text:p>
          </table:table-cell>
          <table:table-cell/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2153" office:value-type="float">
            <text:p>2153</text:p>
          </table:table-cell>
          <table:table-cell ns41:value-type="float" table:style-name="TL Data" office:value="2143" office:value-type="float">
            <text:p>214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71" office:value-type="float">
            <text:p>2171</text:p>
          </table:table-cell>
          <table:table-cell ns41:value-type="float" table:style-name="TL Data" office:value="2195" office:value-type="float">
            <text:p>2195</text:p>
          </table:table-cell>
          <table:table-cell ns41:value-type="float" table:style-name="ce41" office:value="483" office:value-type="float">
            <text:p>483</text:p>
          </table:table-cell>
          <table:table-cell ns41:value-type="float" table:style-name="ce44" office:value="10349" office:value-type="float">
            <text:p>1034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lphen</text:p>
          </table:table-cell>
          <table:table-cell/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1988" office:value-type="float">
            <text:p>19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2133" office:value-type="float">
            <text:p>2133</text:p>
          </table:table-cell>
          <table:table-cell ns41:value-type="float" table:style-name="ce41" office:value="1008" office:value-type="float">
            <text:p>1008</text:p>
          </table:table-cell>
          <table:table-cell ns41:value-type="float" table:style-name="ce44" office:value="10517" office:value-type="float">
            <text:p>105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meide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ce41" office:value="485" office:value-type="float">
            <text:p>485</text:p>
          </table:table-cell>
          <table:table-cell ns41:value-type="float" table:style-name="ce44" office:value="11349" office:value-type="float">
            <text:p>1134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mmerstol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ce41" office:value="486" office:value-type="float">
            <text:p>486</text:p>
          </table:table-cell>
          <table:table-cell ns41:value-type="float" table:style-name="ce44" office:value="10863" office:value-type="float">
            <text:p>1086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ce41" office:value="487" office:value-type="float">
            <text:p>487</text:p>
          </table:table-cell>
          <table:table-cell ns41:value-type="float" table:style-name="ce44" office:value="10079" office:value-type="float">
            <text:p>1007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Asperen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8"/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ce41" office:value="488" office:value-type="float">
            <text:p>488</text:p>
          </table:table-cell>
          <table:table-cell ns41:value-type="float" table:style-name="ce44" office:value="11369" office:value-type="float">
            <text:p>1136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rendrecht</text:p>
          </table:table-cell>
          <table:table-cell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1637" office:value-type="float">
            <text:p>1637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616" office:value-type="float">
            <text:p>1616</text:p>
          </table:table-cell>
          <table:table-cell ns41:value-type="float" table:style-name="ce41" office:value="489" office:value-type="float">
            <text:p>489</text:p>
          </table:table-cell>
          <table:table-cell ns41:value-type="float" table:style-name="ce44" office:value="10943" office:value-type="float">
            <text:p>1094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arwoutswaarder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ce41" office:value="1017" office:value-type="float">
            <text:p>1017</text:p>
          </table:table-cell>
          <table:table-cell ns41:value-type="float" table:style-name="ce44" office:value="10447" office:value-type="float">
            <text:p>1044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ijerland (Nieuw-)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41" office:value="566" office:value-type="float">
            <text:p>566</text:p>
          </table:table-cell>
          <table:table-cell ns41:value-type="float" table:style-name="ce44" office:value="10092" office:value-type="float">
            <text:p>1009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ijerland (Oud-)</text:p>
          </table:table-cell>
          <table:table-cell/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155" office:value-type="float">
            <text:p>1155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2590" office:value-type="float">
            <text:p>2590</text:p>
          </table:table-cell>
          <table:table-cell ns41:value-type="float" table:style-name="TL Data" office:value="2568" office:value-type="float">
            <text:p>256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43" office:value-type="float">
            <text:p>2643</text:p>
          </table:table-cell>
          <table:table-cell ns41:value-type="float" table:style-name="TL Data" office:value="2649" office:value-type="float">
            <text:p>2649</text:p>
          </table:table-cell>
          <table:table-cell ns41:value-type="float" table:style-name="ce41" office:value="584" office:value-type="float">
            <text:p>584</text:p>
          </table:table-cell>
          <table:table-cell ns41:value-type="float" table:style-name="ce44" office:value="11301" office:value-type="float">
            <text:p>1130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ijerland (Zuid-)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ce41" office:value="639" office:value-type="float">
            <text:p>639</text:p>
          </table:table-cell>
          <table:table-cell ns41:value-type="float" table:style-name="ce44" office:value="10917" office:value-type="float">
            <text:p>109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nthuizen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ce41" office:value="490" office:value-type="float">
            <text:p>490</text:p>
          </table:table-cell>
          <table:table-cell ns41:value-type="float" table:style-name="ce44" office:value="10398" office:value-type="float">
            <text:p>1039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ambacht</text:p>
          </table:table-cell>
          <table:table-cell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443" office:value-type="float">
            <text:p>1443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462" office:value-type="float">
            <text:p>1462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ce41" office:value="491" office:value-type="float">
            <text:p>491</text:p>
          </table:table-cell>
          <table:table-cell ns41:value-type="float" table:style-name="ce44" office:value="10962" office:value-type="float">
            <text:p>1096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gschenhoek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ce41" office:value="492" office:value-type="float">
            <text:p>492</text:p>
          </table:table-cell>
          <table:table-cell ns41:value-type="float" table:style-name="ce44" office:value="10445" office:value-type="float">
            <text:p>1044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kel c.a.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ce41" office:value="493" office:value-type="float">
            <text:p>493</text:p>
          </table:table-cell>
          <table:table-cell ns41:value-type="float" table:style-name="ce44" office:value="10139" office:value-type="float">
            <text:p>1013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erkenwoude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ce41" office:value="494" office:value-type="float">
            <text:p>494</text:p>
          </table:table-cell>
          <table:table-cell ns41:value-type="float" table:style-name="ce44" office:value="10797" office:value-type="float">
            <text:p>107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leiswijk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8"/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ce41" office:value="495" office:value-type="float">
            <text:p>495</text:p>
          </table:table-cell>
          <table:table-cell ns41:value-type="float" table:style-name="ce44" office:value="10994" office:value-type="float">
            <text:p>1099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leskensgraaf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41" office:value="496" office:value-type="float">
            <text:p>496</text:p>
          </table:table-cell>
          <table:table-cell ns41:value-type="float" table:style-name="ce44" office:value="10451" office:value-type="float">
            <text:p>1045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degraven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915" office:value-type="float">
            <text:p>191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15" office:value-type="float">
            <text:p>1815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ce41" office:value="497" office:value-type="float">
            <text:p>497</text:p>
          </table:table-cell>
          <table:table-cell ns41:value-type="float" table:style-name="ce44" office:value="11091" office:value-type="float">
            <text:p>1109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mmel (Den)</text:p>
          </table:table-cell>
          <table:table-cell/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ce41" office:value="1024" office:value-type="float">
            <text:p>1024</text:p>
          </table:table-cell>
          <table:table-cell ns41:value-type="float" table:style-name="ce44" office:value="10293" office:value-type="float">
            <text:p>1029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oskoop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419" office:value-type="float">
            <text:p>1419</text:p>
          </table:table-cell>
          <table:table-cell ns41:value-type="float" table:style-name="ce41" office:value="499" office:value-type="float">
            <text:p>499</text:p>
          </table:table-cell>
          <table:table-cell ns41:value-type="float" table:style-name="ce44" office:value="10419" office:value-type="float">
            <text:p>1041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andwijk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ce41" office:value="500" office:value-type="float">
            <text:p>500</text:p>
          </table:table-cell>
          <table:table-cell ns41:value-type="float" table:style-name="ce44" office:value="10169" office:value-type="float">
            <text:p>1016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Brielle</text:p>
          </table:table-cell>
          <table:table-cell/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909" office:value-type="float">
            <text:p>1909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8" office:value-type="float">
            <text:p>11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045" office:value-type="float">
            <text:p>2045</text:p>
          </table:table-cell>
          <table:table-cell ns41:value-type="float" table:style-name="TL Data" office:value="2241" office:value-type="float">
            <text:p>2241</text:p>
          </table:table-cell>
          <table:table-cell ns41:value-type="float" table:style-name="ce41" office:value="501" office:value-type="float">
            <text:p>501</text:p>
          </table:table-cell>
          <table:table-cell ns41:value-type="float" table:style-name="ce44" office:value="10232" office:value-type="float">
            <text:p>1023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appelle aan den IJssel</text:p>
          </table:table-cell>
          <table:table-cell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1690" office:value-type="float">
            <text:p>169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ce41" office:value="502" office:value-type="float">
            <text:p>502</text:p>
          </table:table-cell>
          <table:table-cell ns41:value-type="float" table:style-name="ce44" office:value="11248" office:value-type="float">
            <text:p>1124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Charlois</text:p>
          </table:table-cell>
          <table:table-cell/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1930" office:value-type="float">
            <text:p>1930</text:p>
          </table:table-cell>
          <table:table-cell ns41:value-type="float" table:style-name="TL Data" office:value="1747" office:value-type="float">
            <text:p>174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808" office:value-type="float">
            <text:p>2808</text:p>
          </table:table-cell>
          <table:table-cell ns41:value-type="float" table:style-name="TL Data" office:value="2623" office:value-type="float">
            <text:p>26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855" office:value-type="float">
            <text:p>1855</text:p>
          </table:table-cell>
          <table:table-cell ns41:value-type="float" table:style-name="TL Data" office:value="4811" office:value-type="float">
            <text:p>4811</text:p>
          </table:table-cell>
          <table:table-cell ns41:value-type="float" table:style-name="TL Data" office:value="4782" office:value-type="float">
            <text:p>478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837" office:value-type="float">
            <text:p>4837</text:p>
          </table:table-cell>
          <table:table-cell ns41:value-type="float" table:style-name="TL Data" office:value="4869" office:value-type="float">
            <text:p>4869</text:p>
          </table:table-cell>
          <table:table-cell ns41:value-type="float" table:style-name="ce41" office:value="1037" office:value-type="float">
            <text:p>1037</text:p>
          </table:table-cell>
          <table:table-cell ns41:value-type="float" table:style-name="ce44" office:value="10430" office:value-type="float">
            <text:p>1043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0" office:value-type="float">
            <text:p>70</text:p>
          </table:table-cell>
          <table:table-cell ns41:value-type="float" table:style-name="ce44" office:value="71" office:value-type="float">
            <text:p>71</text:p>
          </table:table-cell>
          <table:table-cell ns41:value-type="float" table:style-name="ce70" office:value="270131" office:value-type="float">
            <text:p>270131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irksland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ce41" office:value="504" office:value-type="float">
            <text:p>504</text:p>
          </table:table-cell>
          <table:table-cell ns41:value-type="float" table:style-name="ce44" office:value="11344" office:value-type="float">
            <text:p>1134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Dubbeldam</text:p>
          </table:table-cell>
          <table:table-cell/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09" office:value-type="float">
            <text:p>1309</text:p>
          </table:table-cell>
          <table:table-cell ns41:value-type="float" table:style-name="TL Data" office:value="1124" office:value-type="float">
            <text:p>11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268" office:value-type="float">
            <text:p>2268</text:p>
          </table:table-cell>
          <table:table-cell ns41:value-type="float" table:style-name="TL Data" office:value="2126" office:value-type="float">
            <text:p>21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283" office:value-type="float">
            <text:p>2283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ce41" office:value="507" office:value-type="float">
            <text:p>507</text:p>
          </table:table-cell>
          <table:table-cell ns41:value-type="float" table:style-name="ce44" office:value="10781" office:value-type="float">
            <text:p>1078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Everdingen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ce41" office:value="508" office:value-type="float">
            <text:p>508</text:p>
          </table:table-cell>
          <table:table-cell ns41:value-type="float" table:style-name="ce44" office:value="10638" office:value-type="float">
            <text:p>1063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eervliet</text:p>
          </table:table-cell>
          <table:table-cell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ce41" office:value="509" office:value-type="float">
            <text:p>509</text:p>
          </table:table-cell>
          <table:table-cell ns41:value-type="float" table:style-name="ce44" office:value="10842" office:value-type="float">
            <text:p>1084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iessendam</text:p>
          </table:table-cell>
          <table:table-cell/>
          <table:table-cell ns41:value-type="float" table:style-name="TL Data" office:value="749" office:value-type="float">
            <text:p>749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1743" office:value-type="float">
            <text:p>1743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1755" office:value-type="float">
            <text:p>1755</text:p>
          </table:table-cell>
          <table:table-cell ns41:value-type="float" table:style-name="TL Data" office:value="1790" office:value-type="float">
            <text:p>1790</text:p>
          </table:table-cell>
          <table:table-cell ns41:value-type="float" table:style-name="ce41" office:value="1063" office:value-type="float">
            <text:p>1063</text:p>
          </table:table-cell>
          <table:table-cell ns41:value-type="float" table:style-name="ce44" office:value="10606" office:value-type="float">
            <text:p>1060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iessen-Nieuwkerk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ce41" office:value="1062" office:value-type="float">
            <text:p>1062</text:p>
          </table:table-cell>
          <table:table-cell ns41:value-type="float" table:style-name="ce44" office:value="10255" office:value-type="float">
            <text:p>1025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edereede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ce41" office:value="511" office:value-type="float">
            <text:p>511</text:p>
          </table:table-cell>
          <table:table-cell ns41:value-type="float" table:style-name="ce44" office:value="10981" office:value-type="float">
            <text:p>1098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2073" office:value-type="float">
            <text:p>2073</text:p>
          </table:table-cell>
          <table:table-cell ns41:value-type="float" table:style-name="TL Data" office:value="2385" office:value-type="float">
            <text:p>2385</text:p>
          </table:table-cell>
          <table:table-cell ns41:value-type="float" table:style-name="TL Data" office:value="2066" office:value-type="float">
            <text:p>206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726" office:value-type="float">
            <text:p>2726</text:p>
          </table:table-cell>
          <table:table-cell ns41:value-type="float" table:style-name="TL Data" office:value="2878" office:value-type="float">
            <text:p>287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316" office:value-type="float">
            <text:p>2316</text:p>
          </table:table-cell>
          <table:table-cell ns41:value-type="float" table:style-name="TL Data" office:value="5203" office:value-type="float">
            <text:p>5203</text:p>
          </table:table-cell>
          <table:table-cell ns41:value-type="float" table:style-name="TL Data" office:value="6068" office:value-type="float">
            <text:p>606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640" office:value-type="float">
            <text:p>5640</text:p>
          </table:table-cell>
          <table:table-cell ns41:value-type="float" table:style-name="TL Data" office:value="6239" office:value-type="float">
            <text:p>6239</text:p>
          </table:table-cell>
          <table:table-cell ns41:value-type="float" table:style-name="ce41" office:value="512" office:value-type="float">
            <text:p>512</text:p>
          </table:table-cell>
          <table:table-cell ns41:value-type="float" table:style-name="ce44" office:value="10942" office:value-type="float">
            <text:p>1094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4248" office:value-type="float">
            <text:p>4248</text:p>
          </table:table-cell>
          <table:table-cell ns41:value-type="float" table:style-name="TL Data" office:value="4375" office:value-type="float">
            <text:p>4375</text:p>
          </table:table-cell>
          <table:table-cell ns41:value-type="float" table:style-name="TL Data" office:value="3806" office:value-type="float">
            <text:p>380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4446" office:value-type="float">
            <text:p>4446</text:p>
          </table:table-cell>
          <table:table-cell ns41:value-type="float" table:style-name="TL Data" office:value="4597" office:value-type="float">
            <text:p>459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210" office:value-type="float">
            <text:p>4210</text:p>
          </table:table-cell>
          <table:table-cell ns41:value-type="float" table:style-name="TL Data" office:value="8910" office:value-type="float">
            <text:p>8910</text:p>
          </table:table-cell>
          <table:table-cell ns41:value-type="float" table:style-name="TL Data" office:value="10090" office:value-type="float">
            <text:p>1009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9241" office:value-type="float">
            <text:p>9241</text:p>
          </table:table-cell>
          <table:table-cell ns41:value-type="float" table:style-name="TL Data" office:value="10463" office:value-type="float">
            <text:p>10463</text:p>
          </table:table-cell>
          <table:table-cell ns41:value-type="float" table:style-name="ce41" office:value="513" office:value-type="float">
            <text:p>513</text:p>
          </table:table-cell>
          <table:table-cell ns41:value-type="float" table:style-name="ce44" office:value="10302" office:value-type="float">
            <text:p>10302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uderak</text:p>
          </table:table-cell>
          <table:table-cell/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ce41" office:value="514" office:value-type="float">
            <text:p>514</text:p>
          </table:table-cell>
          <table:table-cell ns41:value-type="float" table:style-name="ce44" office:value="11258" office:value-type="float">
            <text:p>1125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udriaan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5" office:value-type="float">
            <text:p>3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ce41" office:value="515" office:value-type="float">
            <text:p>515</text:p>
          </table:table-cell>
          <table:table-cell ns41:value-type="float" table:style-name="ce44" office:value="10450" office:value-type="float">
            <text:p>1045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oudswaard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ce41" office:value="516" office:value-type="float">
            <text:p>516</text:p>
          </table:table-cell>
          <table:table-cell ns41:value-type="float" table:style-name="ce44" office:value="10914" office:value-type="float">
            <text:p>109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 Gravendeel</text:p>
          </table:table-cell>
          <table:table-cell/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2014" office:value-type="float">
            <text:p>2014</text:p>
          </table:table-cell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8"/>
          <table:table-cell ns41:value-type="float" table:style-name="TL Data" office:value="2029" office:value-type="float">
            <text:p>2029</text:p>
          </table:table-cell>
          <table:table-cell ns41:value-type="float" table:style-name="TL Data" office:value="1936" office:value-type="float">
            <text:p>1936</text:p>
          </table:table-cell>
          <table:table-cell ns41:value-type="float" table:style-name="ce41" office:value="517" office:value-type="float">
            <text:p>517</text:p>
          </table:table-cell>
          <table:table-cell ns41:value-type="float" table:style-name="ce44" office:value="10052" office:value-type="float">
            <text:p>1005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 Gravenzande</text:p>
          </table:table-cell>
          <table:table-cell/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937" office:value-type="float">
            <text:p>937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2571" office:value-type="float">
            <text:p>2571</text:p>
          </table:table-cell>
          <table:table-cell ns41:value-type="float" table:style-name="TL Data" office:value="2428" office:value-type="float">
            <text:p>24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8"/>
          <table:table-cell ns41:value-type="float" table:style-name="TL Data" office:value="2594" office:value-type="float">
            <text:p>2594</text:p>
          </table:table-cell>
          <table:table-cell ns41:value-type="float" table:style-name="TL Data" office:value="2454" office:value-type="float">
            <text:p>2454</text:p>
          </table:table-cell>
          <table:table-cell ns41:value-type="float" table:style-name="ce41" office:value="519" office:value-type="float">
            <text:p>519</text:p>
          </table:table-cell>
          <table:table-cell ns41:value-type="float" table:style-name="ce44" office:value="10640" office:value-type="float">
            <text:p>1064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Groot-Ammers</text:p>
          </table:table-cell>
          <table:table-cell/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office:value="732" table:style-name="TL Data" table:number-columns-repeated="2" office:value-type="float">
            <text:p>732</text:p>
          </table:table-cell>
          <table:table-cell ns41:value-type="float" table:style-name="ce41" office:value="520" office:value-type="float">
            <text:p>520</text:p>
          </table:table-cell>
          <table:table-cell ns41:value-type="float" table:style-name="ce44" office:value="11205" office:value-type="float">
            <text:p>1120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astrecht</text:p>
          </table:table-cell>
          <table:table-cell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8"/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ce41" office:value="521" office:value-type="float">
            <text:p>521</text:p>
          </table:table-cell>
          <table:table-cell ns41:value-type="float" table:style-name="ce44" office:value="11049" office:value-type="float">
            <text:p>1104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gestein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ce41" office:value="522" office:value-type="float">
            <text:p>522</text:p>
          </table:table-cell>
          <table:table-cell ns41:value-type="float" table:style-name="ce44" office:value="10297" office:value-type="float">
            <text:p>102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rdixveld</text:p>
          </table:table-cell>
          <table:table-cell/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2345" office:value-type="float">
            <text:p>23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8"/>
          <table:table-cell ns41:value-type="float" table:style-name="TL Data" office:value="2490" office:value-type="float">
            <text:p>2490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ce41" office:value="1070" office:value-type="float">
            <text:p>1070</text:p>
          </table:table-cell>
          <table:table-cell ns41:value-type="float" table:style-name="ce44" office:value="10167" office:value-type="float">
            <text:p>101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1622" office:value-type="float">
            <text:p>16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8"/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ce41" office:value="524" office:value-type="float">
            <text:p>524</text:p>
          </table:table-cell>
          <table:table-cell ns41:value-type="float" table:style-name="ce44" office:value="11257" office:value-type="float">
            <text:p>1125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nvliet</text:p>
          </table:table-cell>
          <table:table-cell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41" office:value="525" office:value-type="float">
            <text:p>525</text:p>
          </table:table-cell>
          <table:table-cell ns41:value-type="float" table:style-name="ce44" office:value="10823" office:value-type="float">
            <text:p>1082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erjansdam</text:p>
          </table:table-cell>
          <table:table-cell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86" office:value-type="float">
            <text:p>786</text:p>
          </table:table-cell>
          <table:table-cell ns41:value-type="float" table:style-name="ce41" office:value="526" office:value-type="float">
            <text:p>526</text:p>
          </table:table-cell>
          <table:table-cell ns41:value-type="float" table:style-name="ce44" office:value="10540" office:value-type="float">
            <text:p>1054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i- en Boeicop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7" office:value-type="float">
            <text:p>30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ce41" office:value="527" office:value-type="float">
            <text:p>527</text:p>
          </table:table-cell>
          <table:table-cell ns41:value-type="float" table:style-name="ce44" office:value="11024" office:value-type="float">
            <text:p>1102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inenoord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988" office:value-type="float">
            <text:p>98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ce41" office:value="528" office:value-type="float">
            <text:p>528</text:p>
          </table:table-cell>
          <table:table-cell ns41:value-type="float" table:style-name="ce44" office:value="10821" office:value-type="float">
            <text:p>1082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kelingen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ce41" office:value="1074" office:value-type="float">
            <text:p>1074</text:p>
          </table:table-cell>
          <table:table-cell ns41:value-type="float" table:style-name="ce44" office:value="10873" office:value-type="float">
            <text:p>1087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kendorp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ce41" office:value="1075" office:value-type="float">
            <text:p>1075</text:p>
          </table:table-cell>
          <table:table-cell ns41:value-type="float" table:style-name="ce44" office:value="10217" office:value-type="float">
            <text:p>102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llevoetsluis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2" office:value-type="float">
            <text:p>8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02" office:value-type="float">
            <text:p>2402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ce41" office:value="530" office:value-type="float">
            <text:p>530</text:p>
          </table:table-cell>
          <table:table-cell ns41:value-type="float" table:style-name="ce44" office:value="11078" office:value-type="float">
            <text:p>1107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lvoet (Nieuw-)</text:p>
          </table:table-cell>
          <table:table-cell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764" office:value-type="float">
            <text:p>764</text:p>
          </table:table-cell>
          <table:table-cell ns41:value-type="float" table:style-name="ce41" office:value="1118" office:value-type="float">
            <text:p>1118</text:p>
          </table:table-cell>
          <table:table-cell ns41:value-type="float" table:style-name="ce44" office:value="10264" office:value-type="float">
            <text:p>1026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ndrik-Ido-Ambacht</text:p>
          </table:table-cell>
          <table:table-cell/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8"/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491" office:value-type="float">
            <text:p>1491</text:p>
          </table:table-cell>
          <table:table-cell ns41:value-type="float" table:style-name="ce41" office:value="531" office:value-type="float">
            <text:p>531</text:p>
          </table:table-cell>
          <table:table-cell ns41:value-type="float" table:style-name="ce44" office:value="10416" office:value-type="float">
            <text:p>1041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rkingen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office:value="343" table:style-name="TL Data" table:number-columns-repeated="2" office:value-type="float">
            <text:p>3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ce41" office:value="1078" office:value-type="float">
            <text:p>1078</text:p>
          </table:table-cell>
          <table:table-cell ns41:value-type="float" table:style-name="ce44" office:value="10267" office:value-type="float">
            <text:p>102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eukelum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ce41" office:value="533" office:value-type="float">
            <text:p>533</text:p>
          </table:table-cell>
          <table:table-cell ns41:value-type="float" table:style-name="ce44" office:value="11308" office:value-type="float">
            <text:p>1130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illegersberg</text:p>
          </table:table-cell>
          <table:table-cell/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2047" office:value-type="float">
            <text:p>2047</text:p>
          </table:table-cell>
          <table:table-cell ns41:value-type="float" table:style-name="TL Data" office:value="1999" office:value-type="float">
            <text:p>199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25" office:value-type="float">
            <text:p>2025</text:p>
          </table:table-cell>
          <table:table-cell ns41:value-type="float" table:style-name="ce41" office:value="1081" office:value-type="float">
            <text:p>1081</text:p>
          </table:table-cell>
          <table:table-cell ns41:value-type="float" table:style-name="ce44" office:value="10227" office:value-type="float">
            <text:p>102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illegom</text:p>
          </table:table-cell>
          <table:table-cell/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831" office:value-type="float">
            <text:p>1831</text:p>
          </table:table-cell>
          <table:table-cell ns41:value-type="float" table:style-name="ce41" office:value="534" office:value-type="float">
            <text:p>534</text:p>
          </table:table-cell>
          <table:table-cell ns41:value-type="float" table:style-name="ce44" office:value="11236" office:value-type="float">
            <text:p>1123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f van Delft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1278" office:value-type="float">
            <text:p>1278</text:p>
          </table:table-cell>
          <table:table-cell ns41:value-type="float" table:style-name="TL Data" office:value="1323" office:value-type="float">
            <text:p>1323</text:p>
          </table:table-cell>
          <table:table-cell ns41:value-type="float" table:style-name="ce41" office:value="1082" office:value-type="float">
            <text:p>1082</text:p>
          </table:table-cell>
          <table:table-cell ns41:value-type="float" table:style-name="ce44" office:value="10089" office:value-type="float">
            <text:p>1008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blokland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ce41" office:value="535" office:value-type="float">
            <text:p>535</text:p>
          </table:table-cell>
          <table:table-cell ns41:value-type="float" table:style-name="ce44" office:value="11040" office:value-type="float">
            <text:p>1104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gvliet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ce41" office:value="1085" office:value-type="float">
            <text:p>1085</text:p>
          </table:table-cell>
          <table:table-cell ns41:value-type="float" table:style-name="ce44" office:value="10348" office:value-type="float">
            <text:p>1034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Hoornaar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ce41" office:value="536" office:value-type="float">
            <text:p>536</text:p>
          </table:table-cell>
          <table:table-cell ns41:value-type="float" table:style-name="ce44" office:value="10516" office:value-type="float">
            <text:p>1051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IJsselmonde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1718" office:value-type="float">
            <text:p>1718</text:p>
          </table:table-cell>
          <table:table-cell ns41:value-type="float" table:style-name="TL Data" office:value="1626" office:value-type="float">
            <text:p>16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726" office:value-type="float">
            <text:p>1726</text:p>
          </table:table-cell>
          <table:table-cell ns41:value-type="float" table:style-name="TL Data" office:value="1643" office:value-type="float">
            <text:p>1643</text:p>
          </table:table-cell>
          <table:table-cell ns41:value-type="float" table:style-name="ce41" office:value="1230" office:value-type="float">
            <text:p>1230</text:p>
          </table:table-cell>
          <table:table-cell ns41:value-type="float" table:style-name="ce44" office:value="11357" office:value-type="float">
            <text:p>1135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atwijk</text:p>
          </table:table-cell>
          <table:table-cell/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1336" office:value-type="float">
            <text:p>1336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848" office:value-type="float">
            <text:p>18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3279" office:value-type="float">
            <text:p>3279</text:p>
          </table:table-cell>
          <table:table-cell ns41:value-type="float" table:style-name="TL Data" office:value="3328" office:value-type="float">
            <text:p>33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516" office:value-type="float">
            <text:p>3516</text:p>
          </table:table-cell>
          <table:table-cell ns41:value-type="float" table:style-name="TL Data" office:value="3413" office:value-type="float">
            <text:p>3413</text:p>
          </table:table-cell>
          <table:table-cell ns41:value-type="float" table:style-name="ce41" office:value="537" office:value-type="float">
            <text:p>537</text:p>
          </table:table-cell>
          <table:table-cell ns41:value-type="float" table:style-name="ce44" office:value="10707" office:value-type="float">
            <text:p>10707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edichem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ce41" office:value="538" office:value-type="float">
            <text:p>538</text:p>
          </table:table-cell>
          <table:table-cell ns41:value-type="float" table:style-name="ce44" office:value="10280" office:value-type="float">
            <text:p>1028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ethel c.a.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ce41" office:value="1096" office:value-type="float">
            <text:p>1096</text:p>
          </table:table-cell>
          <table:table-cell ns41:value-type="float" table:style-name="ce44" office:value="10551" office:value-type="float">
            <text:p>1055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laaswaal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8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ce41" office:value="539" office:value-type="float">
            <text:p>539</text:p>
          </table:table-cell>
          <table:table-cell ns41:value-type="float" table:style-name="ce44" office:value="10284" office:value-type="float">
            <text:p>1028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oudekerk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ce41" office:value="1256" office:value-type="float">
            <text:p>1256</text:p>
          </table:table-cell>
          <table:table-cell ns41:value-type="float" table:style-name="ce44" office:value="11445" office:value-type="float">
            <text:p>1144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ralingen</text:p>
          </table:table-cell>
          <table:table-cell/>
          <table:table-cell ns41:value-type="float" table:style-name="TL Data" office:value="3609" office:value-type="float">
            <text:p>3609</text:p>
          </table:table-cell>
          <table:table-cell ns41:value-type="float" table:style-name="TL Data" office:value="3467" office:value-type="float">
            <text:p>3467</text:p>
          </table:table-cell>
          <table:table-cell ns41:value-type="float" table:style-name="TL Data" office:value="3105" office:value-type="float">
            <text:p>3105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4435" office:value-type="float">
            <text:p>4435</text:p>
          </table:table-cell>
          <table:table-cell ns41:value-type="float" table:style-name="TL Data" office:value="4278" office:value-type="float">
            <text:p>427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361" office:value-type="float">
            <text:p>3361</text:p>
          </table:table-cell>
          <table:table-cell ns41:value-type="float" table:style-name="TL Data" office:value="8954" office:value-type="float">
            <text:p>8954</text:p>
          </table:table-cell>
          <table:table-cell ns41:value-type="float" table:style-name="TL Data" office:value="8442" office:value-type="float">
            <text:p>844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1" office:value-type="float">
            <text:p>8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143" office:value-type="float">
            <text:p>8143</text:p>
          </table:table-cell>
          <table:table-cell ns41:value-type="float" table:style-name="TL Data" office:value="8534" office:value-type="float">
            <text:p>8534</text:p>
          </table:table-cell>
          <table:table-cell ns41:value-type="float" table:style-name="ce41" office:value="1099" office:value-type="float">
            <text:p>1099</text:p>
          </table:table-cell>
          <table:table-cell ns41:value-type="float" table:style-name="ce44" office:value="11367" office:value-type="float">
            <text:p>11367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rimpen a/d Lek</text:p>
          </table:table-cell>
          <table:table-cell/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067" office:value-type="float">
            <text:p>1067</text:p>
          </table:table-cell>
          <table:table-cell ns41:value-type="float" table:style-name="TL Data" office:value="1008" office:value-type="float">
            <text:p>1008</text:p>
          </table:table-cell>
          <table:table-cell ns41:value-type="float" table:style-name="ce41" office:value="541" office:value-type="float">
            <text:p>541</text:p>
          </table:table-cell>
          <table:table-cell ns41:value-type="float" table:style-name="ce44" office:value="10617" office:value-type="float">
            <text:p>106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krimpen a/d IJssel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107" office:value-type="float">
            <text:p>1107</text:p>
          </table:table-cell>
          <table:table-cell ns41:value-type="float" table:style-name="ce41" office:value="542" office:value-type="float">
            <text:p>542</text:p>
          </table:table-cell>
          <table:table-cell ns41:value-type="float" table:style-name="ce44" office:value="10859" office:value-type="float">
            <text:p>1085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2" office:value-type="float">
            <text:p>72</text:p>
          </table:table-cell>
          <table:table-cell ns41:value-type="float" table:style-name="ce44" office:value="73" office:value-type="float">
            <text:p>73</text:p>
          </table:table-cell>
          <table:table-cell ns41:value-type="float" table:style-name="ce70" office:value="270132" office:value-type="float">
            <text:p>270132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angerak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ce41" office:value="543" office:value-type="float">
            <text:p>543</text:p>
          </table:table-cell>
          <table:table-cell ns41:value-type="float" table:style-name="ce44" office:value="11127" office:value-type="float">
            <text:p>111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ange Ruige Weide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ce41" office:value="1101" office:value-type="float">
            <text:p>1101</text:p>
          </table:table-cell>
          <table:table-cell ns41:value-type="float" table:style-name="ce44" office:value="10900" office:value-type="float">
            <text:p>1090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erbroek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31" table:style-name="TL Data" table:number-columns-repeated="2" office:value-type="float">
            <text:p>3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ce41" office:value="544" office:value-type="float">
            <text:p>544</text:p>
          </table:table-cell>
          <table:table-cell ns41:value-type="float" table:style-name="ce44" office:value="10465" office:value-type="float">
            <text:p>1046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erdam</text:p>
          </table:table-cell>
          <table:table-cell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068" office:value-type="float">
            <text:p>1068</text:p>
          </table:table-cell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1964" office:value-type="float">
            <text:p>196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4" office:value-type="float">
            <text:p>4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71" office:value-type="float">
            <text:p>2071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ce41" office:value="545" office:value-type="float">
            <text:p>545</text:p>
          </table:table-cell>
          <table:table-cell ns41:value-type="float" table:style-name="ce44" office:value="10685" office:value-type="float">
            <text:p>1068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iderdorp</text:p>
          </table:table-cell>
          <table:table-cell/>
          <table:table-cell ns41:value-type="float" table:style-name="TL Data" office:value="831" office:value-type="float">
            <text:p>831</text:p>
          </table:table-cell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005" office:value-type="float">
            <text:p>100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52" office:value-type="float">
            <text:p>752</text:p>
          </table:table-cell>
          <table:table-cell ns41:value-type="float" table:style-name="TL Data" office:value="1889" office:value-type="float">
            <text:p>1889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8"/>
          <table:table-cell ns41:value-type="float" table:style-name="TL Data" office:value="1903" office:value-type="float">
            <text:p>1903</text:p>
          </table:table-cell>
          <table:table-cell ns41:value-type="float" table:style-name="TL Data" office:value="1948" office:value-type="float">
            <text:p>1948</text:p>
          </table:table-cell>
          <table:table-cell ns41:value-type="float" table:style-name="ce41" office:value="547" office:value-type="float">
            <text:p>547</text:p>
          </table:table-cell>
          <table:table-cell ns41:value-type="float" table:style-name="ce44" office:value="10058" office:value-type="float">
            <text:p>1005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imuiden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ce41" office:value="549" office:value-type="float">
            <text:p>549</text:p>
          </table:table-cell>
          <table:table-cell ns41:value-type="float" table:style-name="ce44" office:value="11351" office:value-type="float">
            <text:p>1135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kkerkerk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666" office:value-type="float">
            <text:p>16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1694" office:value-type="float">
            <text:p>1694</text:p>
          </table:table-cell>
          <table:table-cell ns41:value-type="float" table:style-name="TL Data" office:value="1680" office:value-type="float">
            <text:p>1680</text:p>
          </table:table-cell>
          <table:table-cell ns41:value-type="float" table:style-name="ce41" office:value="550" office:value-type="float">
            <text:p>550</text:p>
          </table:table-cell>
          <table:table-cell ns41:value-type="float" table:style-name="ce44" office:value="10050" office:value-type="float">
            <text:p>1005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kkerland (Nieuw-)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office:value="11" table:style-name="TL Data" table:number-columns-repeated="2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403" office:value-type="float">
            <text:p>1403</text:p>
          </table:table-cell>
          <table:table-cell ns41:value-type="float" table:style-name="ce41" office:value="571" office:value-type="float">
            <text:p>571</text:p>
          </table:table-cell>
          <table:table-cell ns41:value-type="float" table:style-name="ce44" office:value="10547" office:value-type="float">
            <text:p>1054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exmond</text:p>
          </table:table-cell>
          <table:table-cell/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ce41" office:value="551" office:value-type="float">
            <text:p>551</text:p>
          </table:table-cell>
          <table:table-cell ns41:value-type="float" table:style-name="ce44" office:value="10930" office:value-type="float">
            <text:p>109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er (De)</text:p>
          </table:table-cell>
          <table:table-cell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ce41" office:value="552" office:value-type="float">
            <text:p>552</text:p>
          </table:table-cell>
          <table:table-cell ns41:value-type="float" table:style-name="ce44" office:value="10241" office:value-type="float">
            <text:p>1024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ce41" office:value="553" office:value-type="float">
            <text:p>553</text:p>
          </table:table-cell>
          <table:table-cell ns41:value-type="float" table:style-name="ce44" office:value="10197" office:value-type="float">
            <text:p>101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Loosduinen</text:p>
          </table:table-cell>
          <table:table-cell/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50" office:value-type="float">
            <text:p>650</text:p>
          </table:table-cell>
          <table:table-cell ns41:value-type="float" table:style-name="TL Data" office:value="1797" office:value-type="float">
            <text:p>1797</text:p>
          </table:table-cell>
          <table:table-cell ns41:value-type="float" table:style-name="TL Data" office:value="1696" office:value-type="float">
            <text:p>169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22" office:value-type="float">
            <text:p>1822</text:p>
          </table:table-cell>
          <table:table-cell ns41:value-type="float" table:style-name="TL Data" office:value="1724" office:value-type="float">
            <text:p>1724</text:p>
          </table:table-cell>
          <table:table-cell ns41:value-type="float" table:style-name="ce41" office:value="1107" office:value-type="float">
            <text:p>1107</text:p>
          </table:table-cell>
          <table:table-cell ns41:value-type="float" table:style-name="ce44" office:value="10997" office:value-type="float">
            <text:p>109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sdam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8"/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ce41" office:value="554" office:value-type="float">
            <text:p>554</text:p>
          </table:table-cell>
          <table:table-cell ns41:value-type="float" table:style-name="ce44" office:value="11019" office:value-type="float">
            <text:p>1101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sland</text:p>
          </table:table-cell>
          <table:table-cell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1344" office:value-type="float">
            <text:p>1344</text:p>
          </table:table-cell>
          <table:table-cell ns41:value-type="float" table:style-name="ce41" office:value="555" office:value-type="float">
            <text:p>555</text:p>
          </table:table-cell>
          <table:table-cell ns41:value-type="float" table:style-name="ce44" office:value="10393" office:value-type="float">
            <text:p>1039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aassluis</text:p>
          </table:table-cell>
          <table:table-cell/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347" office:value-type="float">
            <text:p>1347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667" office:value-type="float">
            <text:p>1667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63" office:value-type="float">
            <text:p>1263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089" office:value-type="float">
            <text:p>3089</text:p>
          </table:table-cell>
          <table:table-cell ns41:value-type="float" table:style-name="TL Data" office:value="3366" office:value-type="float">
            <text:p>3366</text:p>
          </table:table-cell>
          <table:table-cell ns41:value-type="float" table:style-name="ce41" office:value="556" office:value-type="float">
            <text:p>556</text:p>
          </table:table-cell>
          <table:table-cell ns41:value-type="float" table:style-name="ce44" office:value="10880" office:value-type="float">
            <text:p>10880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erkerk</text:p>
          </table:table-cell>
          <table:table-cell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ce41" office:value="557" office:value-type="float">
            <text:p>557</text:p>
          </table:table-cell>
          <table:table-cell ns41:value-type="float" table:style-name="ce44" office:value="10618" office:value-type="float">
            <text:p>106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elissant</text:p>
          </table:table-cell>
          <table:table-cell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ce41" office:value="1113" office:value-type="float">
            <text:p>1113</text:p>
          </table:table-cell>
          <table:table-cell ns41:value-type="float" table:style-name="ce44" office:value="10918" office:value-type="float">
            <text:p>109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1021" office:value-type="float">
            <text:p>10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90" office:value-type="float">
            <text:p>2090</text:p>
          </table:table-cell>
          <table:table-cell ns41:value-type="float" table:style-name="TL Data" office:value="2064" office:value-type="float">
            <text:p>2064</text:p>
          </table:table-cell>
          <table:table-cell ns41:value-type="float" table:style-name="ce41" office:value="559" office:value-type="float">
            <text:p>559</text:p>
          </table:table-cell>
          <table:table-cell ns41:value-type="float" table:style-name="ce44" office:value="11067" office:value-type="float">
            <text:p>1106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ijnheerenland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ce41" office:value="564" office:value-type="float">
            <text:p>564</text:p>
          </table:table-cell>
          <table:table-cell ns41:value-type="float" table:style-name="ce44" office:value="11112" office:value-type="float">
            <text:p>1111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oercapelle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ce41" office:value="560" office:value-type="float">
            <text:p>560</text:p>
          </table:table-cell>
          <table:table-cell ns41:value-type="float" table:style-name="ce44" office:value="11383" office:value-type="float">
            <text:p>1138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olenaarsgraaf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1" office:value-type="float">
            <text:p>25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ce41" office:value="561" office:value-type="float">
            <text:p>561</text:p>
          </table:table-cell>
          <table:table-cell ns41:value-type="float" table:style-name="ce44" office:value="10166" office:value-type="float">
            <text:p>1016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onster</text:p>
          </table:table-cell>
          <table:table-cell/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2179" office:value-type="float">
            <text:p>2179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227" office:value-type="float">
            <text:p>2227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ce41" office:value="562" office:value-type="float">
            <text:p>562</text:p>
          </table:table-cell>
          <table:table-cell ns41:value-type="float" table:style-name="ce44" office:value="10019" office:value-type="float">
            <text:p>1001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Moordrecht</text:p>
          </table:table-cell>
          <table:table-cell/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1060" office:value-type="float">
            <text:p>106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ce41" office:value="563" office:value-type="float">
            <text:p>563</text:p>
          </table:table-cell>
          <table:table-cell ns41:value-type="float" table:style-name="ce44" office:value="10120" office:value-type="float">
            <text:p>1012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aaldwijk</text:p>
          </table:table-cell>
          <table:table-cell/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470" office:value-type="float">
            <text:p>1470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2399" office:value-type="float">
            <text:p>239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8"/>
          <table:table-cell ns41:value-type="float" table:style-name="TL Data" office:value="2537" office:value-type="float">
            <text:p>2537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ce41" office:value="565" office:value-type="float">
            <text:p>565</text:p>
          </table:table-cell>
          <table:table-cell ns41:value-type="float" table:style-name="ce44" office:value="11418" office:value-type="float">
            <text:p>114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enhoorn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887" office:value-type="float">
            <text:p>887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903" office:value-type="float">
            <text:p>903</text:p>
          </table:table-cell>
          <table:table-cell ns41:value-type="float" table:style-name="ce41" office:value="1121" office:value-type="float">
            <text:p>1121</text:p>
          </table:table-cell>
          <table:table-cell ns41:value-type="float" table:style-name="ce44" office:value="10338" office:value-type="float">
            <text:p>1033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erkerk a/d IJssel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ce41" office:value="567" office:value-type="float">
            <text:p>567</text:p>
          </table:table-cell>
          <table:table-cell ns41:value-type="float" table:style-name="ce44" office:value="10855" office:value-type="float">
            <text:p>1085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ce41" office:value="569" office:value-type="float">
            <text:p>569</text:p>
          </table:table-cell>
          <table:table-cell ns41:value-type="float" table:style-name="ce44" office:value="10728" office:value-type="float">
            <text:p>1072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land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8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ce41" office:value="570" office:value-type="float">
            <text:p>570</text:p>
          </table:table-cell>
          <table:table-cell ns41:value-type="float" table:style-name="ce44" office:value="11213" office:value-type="float">
            <text:p>1121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ce41" office:value="572" office:value-type="float">
            <text:p>572</text:p>
          </table:table-cell>
          <table:table-cell ns41:value-type="float" table:style-name="ce44" office:value="10748" office:value-type="float">
            <text:p>1074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ieuwveen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ce41" office:value="573" office:value-type="float">
            <text:p>573</text:p>
          </table:table-cell>
          <table:table-cell ns41:value-type="float" table:style-name="ce44" office:value="10487" office:value-type="float">
            <text:p>104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ordeloos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276" table:style-name="TL Data" table:number-columns-repeated="2" office:value-type="float">
            <text:p>27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ce41" office:value="574" office:value-type="float">
            <text:p>574</text:p>
          </table:table-cell>
          <table:table-cell ns41:value-type="float" table:style-name="ce44" office:value="10296" office:value-type="float">
            <text:p>1029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ordwijk</text:p>
          </table:table-cell>
          <table:table-cell/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81" office:value-type="float">
            <text:p>1181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2180" office:value-type="float">
            <text:p>218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2219" office:value-type="float">
            <text:p>2219</text:p>
          </table:table-cell>
          <table:table-cell ns41:value-type="float" table:style-name="ce41" office:value="575" office:value-type="float">
            <text:p>575</text:p>
          </table:table-cell>
          <table:table-cell ns41:value-type="float" table:style-name="ce44" office:value="10769" office:value-type="float">
            <text:p>1076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ordwijkerhout</text:p>
          </table:table-cell>
          <table:table-cell/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ce41" office:value="576" office:value-type="float">
            <text:p>576</text:p>
          </table:table-cell>
          <table:table-cell ns41:value-type="float" table:style-name="ce44" office:value="11134" office:value-type="float">
            <text:p>1113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ootdorp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ce41" office:value="577" office:value-type="float">
            <text:p>577</text:p>
          </table:table-cell>
          <table:table-cell ns41:value-type="float" table:style-name="ce44" office:value="10601" office:value-type="float">
            <text:p>1060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Numansdorp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942" office:value-type="float">
            <text:p>942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557" office:value-type="float">
            <text:p>15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" office:value-type="float">
            <text:p>3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1589" office:value-type="float">
            <text:p>1589</text:p>
          </table:table-cell>
          <table:table-cell ns41:value-type="float" table:style-name="ce41" office:value="578" office:value-type="float">
            <text:p>578</text:p>
          </table:table-cell>
          <table:table-cell ns41:value-type="float" table:style-name="ce44" office:value="11346" office:value-type="float">
            <text:p>1134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estgeest</text:p>
          </table:table-cell>
          <table:table-cell/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1686" office:value-type="float">
            <text:p>1686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2104" office:value-type="float">
            <text:p>2104</text:p>
          </table:table-cell>
          <table:table-cell ns41:value-type="float" table:style-name="ce41" office:value="579" office:value-type="float">
            <text:p>579</text:p>
          </table:table-cell>
          <table:table-cell ns41:value-type="float" table:style-name="ce44" office:value="10287" office:value-type="float">
            <text:p>102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ltgenplaat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265" office:value-type="float">
            <text:p>1265</text:p>
          </table:table-cell>
          <table:table-cell ns41:value-type="float" table:style-name="TL Data" office:value="1230" office:value-type="float">
            <text:p>12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1260" office:value-type="float">
            <text:p>1260</text:p>
          </table:table-cell>
          <table:table-cell ns41:value-type="float" table:style-name="ce41" office:value="1133" office:value-type="float">
            <text:p>1133</text:p>
          </table:table-cell>
          <table:table-cell ns41:value-type="float" table:style-name="ce44" office:value="11163" office:value-type="float">
            <text:p>1116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ostvoorne</text:p>
          </table:table-cell>
          <table:table-cell/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831" office:value-type="float">
            <text:p>831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8"/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ce41" office:value="581" office:value-type="float">
            <text:p>581</text:p>
          </table:table-cell>
          <table:table-cell ns41:value-type="float" table:style-name="ce44" office:value="10009" office:value-type="float">
            <text:p>1000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ttoland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ce41" office:value="582" office:value-type="float">
            <text:p>582</text:p>
          </table:table-cell>
          <table:table-cell ns41:value-type="float" table:style-name="ce44" office:value="10097" office:value-type="float">
            <text:p>100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dorp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80" office:value-type="float">
            <text:p>780</text:p>
          </table:table-cell>
          <table:table-cell ns41:value-type="float" table:style-name="TL Data" office:value="693" office:value-type="float">
            <text:p>693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302" office:value-type="float">
            <text:p>1302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ce41" office:value="1142" office:value-type="float">
            <text:p>1142</text:p>
          </table:table-cell>
          <table:table-cell ns41:value-type="float" table:style-name="ce44" office:value="11126" office:value-type="float">
            <text:p>1112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nhoorn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9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ce41" office:value="586" office:value-type="float">
            <text:p>586</text:p>
          </table:table-cell>
          <table:table-cell ns41:value-type="float" table:style-name="ce44" office:value="10380" office:value-type="float">
            <text:p>1038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rkerk a/d IJssel</text:p>
          </table:table-cell>
          <table:table-cell/>
          <table:table-cell ns41:value-type="float" table:style-name="TL Data" office:value="575" office:value-type="float">
            <text:p>575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364" office:value-type="float">
            <text:p>1364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8"/>
          <table:table-cell ns41:value-type="float" table:style-name="TL Data" office:value="1385" office:value-type="float">
            <text:p>1385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ce41" office:value="587" office:value-type="float">
            <text:p>587</text:p>
          </table:table-cell>
          <table:table-cell ns41:value-type="float" table:style-name="ce44" office:value="10095" office:value-type="float">
            <text:p>1009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ewater</text:p>
          </table:table-cell>
          <table:table-cell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1343" office:value-type="float">
            <text:p>134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80" office:value-type="float">
            <text:p>128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ce41" office:value="589" office:value-type="float">
            <text:p>589</text:p>
          </table:table-cell>
          <table:table-cell ns41:value-type="float" table:style-name="ce44" office:value="10188" office:value-type="float">
            <text:p>1018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udshoorn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ce41" office:value="1147" office:value-type="float">
            <text:p>1147</text:p>
          </table:table-cell>
          <table:table-cell ns41:value-type="float" table:style-name="ce44" office:value="11011" office:value-type="float">
            <text:p>1101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Overschie</text:p>
          </table:table-cell>
          <table:table-cell/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52" office:value-type="float">
            <text:p>2052</text:p>
          </table:table-cell>
          <table:table-cell ns41:value-type="float" table:style-name="TL Data" office:value="2136" office:value-type="float">
            <text:p>2136</text:p>
          </table:table-cell>
          <table:table-cell ns41:value-type="float" table:style-name="ce41" office:value="1149" office:value-type="float">
            <text:p>1149</text:p>
          </table:table-cell>
          <table:table-cell ns41:value-type="float" table:style-name="ce44" office:value="10683" office:value-type="float">
            <text:p>1068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4" office:value-type="float">
            <text:p>74</text:p>
          </table:table-cell>
          <table:table-cell ns41:value-type="float" table:style-name="ce44" office:value="75" office:value-type="float">
            <text:p>75</text:p>
          </table:table-cell>
          <table:table-cell ns41:value-type="float" table:style-name="ce70" office:value="270133" office:value-type="float">
            <text:p>270133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apekop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ce41" office:value="1151" office:value-type="float">
            <text:p>1151</text:p>
          </table:table-cell>
          <table:table-cell ns41:value-type="float" table:style-name="ce44" office:value="11244" office:value-type="float">
            <text:p>1124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apendrecht</text:p>
          </table:table-cell>
          <table:table-cell/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521" office:value-type="float">
            <text:p>1521</text:p>
          </table:table-cell>
          <table:table-cell ns41:value-type="float" table:style-name="TL Data" office:value="1439" office:value-type="float">
            <text:p>14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539" office:value-type="float">
            <text:p>1539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ce41" office:value="590" office:value-type="float">
            <text:p>590</text:p>
          </table:table-cell>
          <table:table-cell ns41:value-type="float" table:style-name="ce44" office:value="10427" office:value-type="float">
            <text:p>1042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ernis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1277" office:value-type="float">
            <text:p>1277</text:p>
          </table:table-cell>
          <table:table-cell ns41:value-type="float" table:style-name="TL Data" office:value="1339" office:value-type="float">
            <text:p>13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8"/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ce41" office:value="1152" office:value-type="float">
            <text:p>1152</text:p>
          </table:table-cell>
          <table:table-cell ns41:value-type="float" table:style-name="ce44" office:value="11245" office:value-type="float">
            <text:p>1124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eursum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41" office:value="1154" office:value-type="float">
            <text:p>1154</text:p>
          </table:table-cell>
          <table:table-cell ns41:value-type="float" table:style-name="ce44" office:value="10391" office:value-type="float">
            <text:p>1039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ierschil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ce41" office:value="591" office:value-type="float">
            <text:p>591</text:p>
          </table:table-cell>
          <table:table-cell ns41:value-type="float" table:style-name="ce44" office:value="10179" office:value-type="float">
            <text:p>1017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ijnacker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ce41" office:value="594" office:value-type="float">
            <text:p>594</text:p>
          </table:table-cell>
          <table:table-cell ns41:value-type="float" table:style-name="ce44" office:value="10031" office:value-type="float">
            <text:p>1003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oortugaal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8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ce41" office:value="592" office:value-type="float">
            <text:p>592</text:p>
          </table:table-cell>
          <table:table-cell ns41:value-type="float" table:style-name="ce44" office:value="11395" office:value-type="float">
            <text:p>1139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Puttershoek</text:p>
          </table:table-cell>
          <table:table-cell/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8"/>
          <table:table-cell ns41:value-type="float" table:style-name="TL Data" office:value="1033" office:value-type="float">
            <text:p>1033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ce41" office:value="593" office:value-type="float">
            <text:p>593</text:p>
          </table:table-cell>
          <table:table-cell ns41:value-type="float" table:style-name="ce44" office:value="10222" office:value-type="float">
            <text:p>1022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eeuwijk</text:p>
          </table:table-cell>
          <table:table-cell/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41" office:value="595" office:value-type="float">
            <text:p>595</text:p>
          </table:table-cell>
          <table:table-cell ns41:value-type="float" table:style-name="ce44" office:value="10485" office:value-type="float">
            <text:p>1048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hoon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ns41:value-type="float" office:value="849" table:style-name="TL Data" table:number-columns-repeated="2" office:value-type="float">
            <text:p>849</text:p>
          </table:table-cell>
          <table:table-cell ns41:value-type="float" table:style-name="ce41" office:value="596" office:value-type="float">
            <text:p>596</text:p>
          </table:table-cell>
          <table:table-cell ns41:value-type="float" table:style-name="ce44" office:value="10903" office:value-type="float">
            <text:p>1090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1526" office:value-type="float">
            <text:p>1526</text:p>
          </table:table-cell>
          <table:table-cell ns41:value-type="float" table:style-name="TL Data" office:value="1368" office:value-type="float">
            <text:p>136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2101" office:value-type="float">
            <text:p>210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3860" office:value-type="float">
            <text:p>3860</text:p>
          </table:table-cell>
          <table:table-cell ns41:value-type="float" table:style-name="TL Data" office:value="3816" office:value-type="float">
            <text:p>38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8"/>
          <table:table-cell ns41:value-type="float" office:value="3878" table:style-name="TL Data" table:number-columns-repeated="2" office:value-type="float">
            <text:p>3878</text:p>
          </table:table-cell>
          <table:table-cell ns41:value-type="float" table:style-name="ce41" office:value="597" office:value-type="float">
            <text:p>597</text:p>
          </table:table-cell>
          <table:table-cell ns41:value-type="float" table:style-name="ce44" office:value="10646" office:value-type="float">
            <text:p>10646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etveld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ce41" office:value="1160" office:value-type="float">
            <text:p>1160</text:p>
          </table:table-cell>
          <table:table-cell ns41:value-type="float" table:style-name="ce44" office:value="10828" office:value-type="float">
            <text:p>1082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jnsaterwoude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ce41" office:value="601" office:value-type="float">
            <text:p>601</text:p>
          </table:table-cell>
          <table:table-cell ns41:value-type="float" table:style-name="ce44" office:value="11129" office:value-type="float">
            <text:p>1112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jnsburg</text:p>
          </table:table-cell>
          <table:table-cell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ce41" office:value="602" office:value-type="float">
            <text:p>602</text:p>
          </table:table-cell>
          <table:table-cell ns41:value-type="float" table:style-name="ce44" office:value="11118" office:value-type="float">
            <text:p>1111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ijswijk</text:p>
          </table:table-cell>
          <table:table-cell/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405" office:value-type="float">
            <text:p>14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ce41" office:value="603" office:value-type="float">
            <text:p>603</text:p>
          </table:table-cell>
          <table:table-cell ns41:value-type="float" table:style-name="ce44" office:value="11133" office:value-type="float">
            <text:p>1113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ckanje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8"/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ce41" office:value="598" office:value-type="float">
            <text:p>598</text:p>
          </table:table-cell>
          <table:table-cell ns41:value-type="float" table:style-name="ce44" office:value="10464" office:value-type="float">
            <text:p>1046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034" office:value-type="float">
            <text:p>1034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969" office:value-type="float">
            <text:p>969</text:p>
          </table:table-cell>
          <table:table-cell ns41:value-type="float" table:style-name="ce41" office:value="600" office:value-type="float">
            <text:p>600</text:p>
          </table:table-cell>
          <table:table-cell ns41:value-type="float" table:style-name="ce44" office:value="11314" office:value-type="float">
            <text:p>113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assenheim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ce41" office:value="604" office:value-type="float">
            <text:p>604</text:p>
          </table:table-cell>
          <table:table-cell ns41:value-type="float" table:style-name="ce44" office:value="10612" office:value-type="float">
            <text:p>1061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elluinen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41" office:value="605" office:value-type="float">
            <text:p>605</text:p>
          </table:table-cell>
          <table:table-cell ns41:value-type="float" table:style-name="ce44" office:value="11399" office:value-type="float">
            <text:p>1139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iebroek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41" office:value="1170" office:value-type="float">
            <text:p>1170</text:p>
          </table:table-cell>
          <table:table-cell ns41:value-type="float" table:style-name="ce44" office:value="11306" office:value-type="float">
            <text:p>1130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ipluiden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ce41" office:value="607" office:value-type="float">
            <text:p>607</text:p>
          </table:table-cell>
          <table:table-cell ns41:value-type="float" table:style-name="ce44" office:value="10130" office:value-type="float">
            <text:p>101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863" office:value-type="float">
            <text:p>863</text:p>
          </table:table-cell>
          <table:table-cell ns41:value-type="float" table:style-name="TL Data" office:value="1938" office:value-type="float">
            <text:p>1938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96" office:value-type="float">
            <text:p>2196</text:p>
          </table:table-cell>
          <table:table-cell ns41:value-type="float" table:style-name="TL Data" office:value="2055" office:value-type="float">
            <text:p>2055</text:p>
          </table:table-cell>
          <table:table-cell ns41:value-type="float" table:style-name="ce41" office:value="608" office:value-type="float">
            <text:p>608</text:p>
          </table:table-cell>
          <table:table-cell ns41:value-type="float" table:style-name="ce44" office:value="10980" office:value-type="float">
            <text:p>1098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choonrewoerd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ce41" office:value="609" office:value-type="float">
            <text:p>609</text:p>
          </table:table-cell>
          <table:table-cell ns41:value-type="float" table:style-name="ce44" office:value="10214" office:value-type="float">
            <text:p>102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2190" office:value-type="float">
            <text:p>2190</text:p>
          </table:table-cell>
          <table:table-cell ns41:value-type="float" table:style-name="TL Data" office:value="2106" office:value-type="float">
            <text:p>2106</text:p>
          </table:table-cell>
          <table:table-cell ns41:value-type="float" table:style-name="TL Data" office:value="1873" office:value-type="float">
            <text:p>187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775" office:value-type="float">
            <text:p>2775</text:p>
          </table:table-cell>
          <table:table-cell ns41:value-type="float" table:style-name="TL Data" office:value="2512" office:value-type="float">
            <text:p>25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4872" office:value-type="float">
            <text:p>4872</text:p>
          </table:table-cell>
          <table:table-cell ns41:value-type="float" table:style-name="TL Data" office:value="4862" office:value-type="float">
            <text:p>48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1" office:value-type="float">
            <text:p>9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935" office:value-type="float">
            <text:p>4935</text:p>
          </table:table-cell>
          <table:table-cell ns41:value-type="float" table:style-name="TL Data" office:value="4957" office:value-type="float">
            <text:p>4957</text:p>
          </table:table-cell>
          <table:table-cell ns41:value-type="float" table:style-name="ce41" office:value="610" office:value-type="float">
            <text:p>610</text:p>
          </table:table-cell>
          <table:table-cell ns41:value-type="float" table:style-name="ce44" office:value="11331" office:value-type="float">
            <text:p>1133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ommelsdijk</text:p>
          </table:table-cell>
          <table:table-cell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1268" office:value-type="float">
            <text:p>1268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91" office:value-type="float">
            <text:p>1291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ce41" office:value="1184" office:value-type="float">
            <text:p>1184</text:p>
          </table:table-cell>
          <table:table-cell ns41:value-type="float" table:style-name="ce44" office:value="11097" office:value-type="float">
            <text:p>1109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pijkernisse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52" table:style-name="TL Data" table:number-columns-repeated="2" office:value-type="float">
            <text:p>52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41" office:value="612" office:value-type="float">
            <text:p>612</text:p>
          </table:table-cell>
          <table:table-cell ns41:value-type="float" table:style-name="ce44" office:value="10735" office:value-type="float">
            <text:p>1073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ad a/'t Haringvliet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ce41" office:value="1188" office:value-type="float">
            <text:p>1188</text:p>
          </table:table-cell>
          <table:table-cell ns41:value-type="float" table:style-name="ce44" office:value="11239" office:value-type="float">
            <text:p>1123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ellendam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8"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ce41" office:value="1195" office:value-type="float">
            <text:p>1195</text:p>
          </table:table-cell>
          <table:table-cell ns41:value-type="float" table:style-name="ce44" office:value="10087" office:value-type="float">
            <text:p>100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olwijk</text:p>
          </table:table-cell>
          <table:table-cell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8"/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ce41" office:value="615" office:value-type="float">
            <text:p>615</text:p>
          </table:table-cell>
          <table:table-cell ns41:value-type="float" table:style-name="ce44" office:value="11250" office:value-type="float">
            <text:p>1125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ompwijk</text:p>
          </table:table-cell>
          <table:table-cell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425" office:value-type="float">
            <text:p>1425</text:p>
          </table:table-cell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8"/>
          <table:table-cell ns41:value-type="float" table:style-name="TL Data" office:value="1438" office:value-type="float">
            <text:p>1438</text:p>
          </table:table-cell>
          <table:table-cell ns41:value-type="float" table:style-name="TL Data" office:value="1415" office:value-type="float">
            <text:p>1415</text:p>
          </table:table-cell>
          <table:table-cell ns41:value-type="float" table:style-name="ce41" office:value="1197" office:value-type="float">
            <text:p>1197</text:p>
          </table:table-cell>
          <table:table-cell ns41:value-type="float" table:style-name="ce44" office:value="10742" office:value-type="float">
            <text:p>1074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eefkerk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8"/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ce41" office:value="616" office:value-type="float">
            <text:p>616</text:p>
          </table:table-cell>
          <table:table-cell ns41:value-type="float" table:style-name="ce44" office:value="11105" office:value-type="float">
            <text:p>1110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Strijen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42" office:value-type="float">
            <text:p>1142</text:p>
          </table:table-cell>
          <table:table-cell ns41:value-type="float" table:style-name="TL Data" office:value="1038" office:value-type="float">
            <text:p>10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ce41" office:value="617" office:value-type="float">
            <text:p>617</text:p>
          </table:table-cell>
          <table:table-cell ns41:value-type="float" table:style-name="ce44" office:value="10558" office:value-type="float">
            <text:p>1055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ienboven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office:value="159" table:style-name="TL Data" table:number-columns-repeated="2" office:value-type="float">
            <text:p>1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41" office:value="618" office:value-type="float">
            <text:p>618</text:p>
          </table:table-cell>
          <table:table-cell ns41:value-type="float" table:style-name="ce44" office:value="10706" office:value-type="float">
            <text:p>1070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onge (Nieuw-)</text:p>
          </table:table-cell>
          <table:table-cell/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ce41" office:value="1119" office:value-type="float">
            <text:p>1119</text:p>
          </table:table-cell>
          <table:table-cell ns41:value-type="float" table:style-name="ce44" office:value="10502" office:value-type="float">
            <text:p>10502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Tonge (Oude-)</text:p>
          </table:table-cell>
          <table:table-cell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279" office:value-type="float">
            <text:p>1279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ce41" office:value="1143" office:value-type="float">
            <text:p>1143</text:p>
          </table:table-cell>
          <table:table-cell ns41:value-type="float" table:style-name="ce44" office:value="10714" office:value-type="float">
            <text:p>1071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alkenburg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office:value="287" table:style-name="TL Data" table:number-columns-repeated="2" office:value-type="float">
            <text:p>287</text:p>
          </table:table-cell>
          <table:table-cell ns41:value-type="float" table:style-name="ce41" office:value="619" office:value-type="float">
            <text:p>619</text:p>
          </table:table-cell>
          <table:table-cell ns41:value-type="float" table:style-name="ce44" office:value="10028" office:value-type="float">
            <text:p>10028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ce41" office:value="1209" office:value-type="float">
            <text:p>1209</text:p>
          </table:table-cell>
          <table:table-cell ns41:value-type="float" table:style-name="ce44" office:value="10366" office:value-type="float">
            <text:p>1036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ianen</text:p>
          </table:table-cell>
          <table:table-cell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729" office:value-type="float">
            <text:p>1729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63" office:value-type="float">
            <text:p>1763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ce41" office:value="620" office:value-type="float">
            <text:p>620</text:p>
          </table:table-cell>
          <table:table-cell ns41:value-type="float" table:style-name="ce44" office:value="10887" office:value-type="float">
            <text:p>1088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ierpolders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8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ce41" office:value="621" office:value-type="float">
            <text:p>621</text:p>
          </table:table-cell>
          <table:table-cell ns41:value-type="float" table:style-name="ce44" office:value="11056" office:value-type="float">
            <text:p>1105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aardingen</text:p>
          </table:table-cell>
          <table:table-cell/>
          <table:table-cell ns41:value-type="float" table:style-name="TL Data" office:value="2953" office:value-type="float">
            <text:p>2953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2314" office:value-type="float">
            <text:p>2314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283" office:value-type="float">
            <text:p>3283</text:p>
          </table:table-cell>
          <table:table-cell ns41:value-type="float" table:style-name="TL Data" office:value="3291" office:value-type="float">
            <text:p>329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5916" office:value-type="float">
            <text:p>5916</text:p>
          </table:table-cell>
          <table:table-cell ns41:value-type="float" table:style-name="TL Data" office:value="6398" office:value-type="float">
            <text:p>639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04" office:value-type="float">
            <text:p>6004</text:p>
          </table:table-cell>
          <table:table-cell ns41:value-type="float" table:style-name="TL Data" office:value="6618" office:value-type="float">
            <text:p>6618</text:p>
          </table:table-cell>
          <table:table-cell ns41:value-type="float" table:style-name="ce41" office:value="622" office:value-type="float">
            <text:p>622</text:p>
          </table:table-cell>
          <table:table-cell ns41:value-type="float" table:style-name="ce44" office:value="10811" office:value-type="float">
            <text:p>10811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aardingerambacht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68" office:value-type="float">
            <text:p>56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41" office:value="1210" office:value-type="float">
            <text:p>1210</text:p>
          </table:table-cell>
          <table:table-cell ns41:value-type="float" table:style-name="ce44" office:value="10790" office:value-type="float">
            <text:p>1079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ce41" office:value="623" office:value-type="float">
            <text:p>623</text:p>
          </table:table-cell>
          <table:table-cell ns41:value-type="float" table:style-name="ce44" office:value="11174" office:value-type="float">
            <text:p>1117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480" office:value-type="float">
            <text:p>1480</text:p>
          </table:table-cell>
          <table:table-cell ns41:value-type="float" table:style-name="TL Data" office:value="1646" office:value-type="float">
            <text:p>16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1717" office:value-type="float">
            <text:p>1717</text:p>
          </table:table-cell>
          <table:table-cell ns41:value-type="float" table:style-name="ce41" office:value="624" office:value-type="float">
            <text:p>624</text:p>
          </table:table-cell>
          <table:table-cell ns41:value-type="float" table:style-name="ce44" office:value="11103" office:value-type="float">
            <text:p>1110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oorhout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ce41" office:value="625" office:value-type="float">
            <text:p>625</text:p>
          </table:table-cell>
          <table:table-cell ns41:value-type="float" table:style-name="ce44" office:value="10017" office:value-type="float">
            <text:p>100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oorschoten</text:p>
          </table:table-cell>
          <table:table-cell/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148" office:value-type="float">
            <text:p>1148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74" office:value-type="float">
            <text:p>1174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ce41" office:value="626" office:value-type="float">
            <text:p>626</text:p>
          </table:table-cell>
          <table:table-cell ns41:value-type="float" table:style-name="ce44" office:value="10537" office:value-type="float">
            <text:p>1053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6" office:value-type="float">
            <text:p>76</text:p>
          </table:table-cell>
          <table:table-cell ns41:value-type="float" table:style-name="ce44" office:value="77" office:value-type="float">
            <text:p>77</text:p>
          </table:table-cell>
          <table:table-cell ns41:value-type="float" table:style-name="ce70" office:value="270134" office:value-type="float">
            <text:p>270134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Vrijenban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8"/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ce41" office:value="1215" office:value-type="float">
            <text:p>1215</text:p>
          </table:table-cell>
          <table:table-cell ns41:value-type="float" table:style-name="ce44" office:value="10853" office:value-type="float">
            <text:p>1085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arder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96" table:style-name="TL Data" table:number-columns-repeated="2" office:value-type="float">
            <text:p>1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ce41" office:value="1217" office:value-type="float">
            <text:p>1217</text:p>
          </table:table-cell>
          <table:table-cell ns41:value-type="float" table:style-name="ce44" office:value="10830" office:value-type="float">
            <text:p>10830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ddinxveen</text:p>
          </table:table-cell>
          <table:table-cell/>
          <table:table-cell ns41:value-type="float" table:style-name="TL Data" office:value="964" office:value-type="float">
            <text:p>964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75" office:value-type="float">
            <text:p>1175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2107" office:value-type="float">
            <text:p>210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8"/>
          <table:table-cell ns41:value-type="float" table:style-name="TL Data" office:value="2204" office:value-type="float">
            <text:p>2204</text:p>
          </table:table-cell>
          <table:table-cell ns41:value-type="float" table:style-name="TL Data" office:value="2144" office:value-type="float">
            <text:p>2144</text:p>
          </table:table-cell>
          <table:table-cell ns41:value-type="float" table:style-name="ce41" office:value="627" office:value-type="float">
            <text:p>627</text:p>
          </table:table-cell>
          <table:table-cell ns41:value-type="float" table:style-name="ce44" office:value="10081" office:value-type="float">
            <text:p>1008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rmond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ce41" office:value="628" office:value-type="float">
            <text:p>628</text:p>
          </table:table-cell>
          <table:table-cell ns41:value-type="float" table:style-name="ce44" office:value="10204" office:value-type="float">
            <text:p>1020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692" office:value-type="float">
            <text:p>1692</text:p>
          </table:table-cell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09" office:value-type="float">
            <text:p>1709</text:p>
          </table:table-cell>
          <table:table-cell ns41:value-type="float" table:style-name="TL Data" office:value="1688" office:value-type="float">
            <text:p>1688</text:p>
          </table:table-cell>
          <table:table-cell ns41:value-type="float" table:style-name="ce41" office:value="629" office:value-type="float">
            <text:p>629</text:p>
          </table:table-cell>
          <table:table-cell ns41:value-type="float" table:style-name="ce44" office:value="10164" office:value-type="float">
            <text:p>1016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ateringen</text:p>
          </table:table-cell>
          <table:table-cell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944" office:value-type="float">
            <text:p>944</text:p>
          </table:table-cell>
          <table:table-cell ns41:value-type="float" table:style-name="ce41" office:value="630" office:value-type="float">
            <text:p>630</text:p>
          </table:table-cell>
          <table:table-cell ns41:value-type="float" table:style-name="ce44" office:value="11329" office:value-type="float">
            <text:p>11329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estmaas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ce41" office:value="631" office:value-type="float">
            <text:p>631</text:p>
          </table:table-cell>
          <table:table-cell ns41:value-type="float" table:style-name="ce44" office:value="10695" office:value-type="float">
            <text:p>1069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ijngaarden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ce41" office:value="634" office:value-type="float">
            <text:p>634</text:p>
          </table:table-cell>
          <table:table-cell ns41:value-type="float" table:style-name="ce44" office:value="10263" office:value-type="float">
            <text:p>1026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erden</text:p>
          </table:table-cell>
          <table:table-cell/>
          <table:table-cell ns41:value-type="float" table:style-name="TL Data" office:value="1020" office:value-type="float">
            <text:p>1020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849" office:value-type="float">
            <text:p>84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57" office:value-type="float">
            <text:p>2157</text:p>
          </table:table-cell>
          <table:table-cell ns41:value-type="float" table:style-name="TL Data" office:value="2515" office:value-type="float">
            <text:p>2515</text:p>
          </table:table-cell>
          <table:table-cell ns41:value-type="float" table:style-name="ce41" office:value="632" office:value-type="float">
            <text:p>632</text:p>
          </table:table-cell>
          <table:table-cell ns41:value-type="float" table:style-name="ce44" office:value="10974" office:value-type="float">
            <text:p>10974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Woubrugge</text:p>
          </table:table-cell>
          <table:table-cell/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1047" office:value-type="float">
            <text:p>1047</text:p>
          </table:table-cell>
          <table:table-cell ns41:value-type="float" table:style-name="ce41" office:value="633" office:value-type="float">
            <text:p>633</text:p>
          </table:table-cell>
          <table:table-cell ns41:value-type="float" table:style-name="ce44" office:value="10461" office:value-type="float">
            <text:p>10461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gwaard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ce41" office:value="1234" office:value-type="float">
            <text:p>1234</text:p>
          </table:table-cell>
          <table:table-cell ns41:value-type="float" table:style-name="ce44" office:value="10185" office:value-type="float">
            <text:p>1018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venhoven</text:p>
          </table:table-cell>
          <table:table-cell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8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ce41" office:value="635" office:value-type="float">
            <text:p>635</text:p>
          </table:table-cell>
          <table:table-cell ns41:value-type="float" table:style-name="ce44" office:value="11317" office:value-type="float">
            <text:p>1131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1118" office:value-type="float">
            <text:p>11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8"/>
          <table:table-cell ns41:value-type="float" office:value="1137" table:style-name="TL Data" table:number-columns-repeated="2" office:value-type="float">
            <text:p>1137</text:p>
          </table:table-cell>
          <table:table-cell ns41:value-type="float" table:style-name="ce41" office:value="636" office:value-type="float">
            <text:p>636</text:p>
          </table:table-cell>
          <table:table-cell ns41:value-type="float" table:style-name="ce44" office:value="11377" office:value-type="float">
            <text:p>11377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oetermeer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ce41" office:value="637" office:value-type="float">
            <text:p>637</text:p>
          </table:table-cell>
          <table:table-cell ns41:value-type="float" table:style-name="ce44" office:value="10766" office:value-type="float">
            <text:p>1076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oeterwoude</text:p>
          </table:table-cell>
          <table:table-cell/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1031" office:value-type="float">
            <text:p>1031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1166" office:value-type="float">
            <text:p>116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978" office:value-type="float">
            <text:p>978</text:p>
          </table:table-cell>
          <table:table-cell ns41:value-type="float" table:style-name="TL Data" office:value="2374" office:value-type="float">
            <text:p>2374</text:p>
          </table:table-cell>
          <table:table-cell ns41:value-type="float" table:style-name="TL Data" office:value="2513" office:value-type="float">
            <text:p>251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439" office:value-type="float">
            <text:p>2439</text:p>
          </table:table-cell>
          <table:table-cell ns41:value-type="float" table:style-name="TL Data" office:value="2724" office:value-type="float">
            <text:p>2724</text:p>
          </table:table-cell>
          <table:table-cell ns41:value-type="float" table:style-name="ce41" office:value="638" office:value-type="float">
            <text:p>638</text:p>
          </table:table-cell>
          <table:table-cell ns41:value-type="float" table:style-name="ce44" office:value="11074" office:value-type="float">
            <text:p>11074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uidland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925" office:value-type="float">
            <text:p>92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8"/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ce41" office:value="640" office:value-type="float">
            <text:p>640</text:p>
          </table:table-cell>
          <table:table-cell ns41:value-type="float" table:style-name="ce44" office:value="10316" office:value-type="float">
            <text:p>10316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wammerdam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ce41" office:value="1244" office:value-type="float">
            <text:p>1244</text:p>
          </table:table-cell>
          <table:table-cell ns41:value-type="float" table:style-name="ce44" office:value="10675" office:value-type="float">
            <text:p>10675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wartewaal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8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ce41" office:value="641" office:value-type="float">
            <text:p>641</text:p>
          </table:table-cell>
          <table:table-cell ns41:value-type="float" table:style-name="ce44" office:value="10703" office:value-type="float">
            <text:p>10703</text:p>
          </table:table-cell>
          <table:table-cell ns41:value-type="float" table:style-name="ce44" office:value="4" office:value-type="float">
            <text:p>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4"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376" office:value-type="float">
            <text:p>1376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16" office:value-type="float">
            <text:p>1016</text:p>
          </table:table-cell>
          <table:table-cell ns41:value-type="float" table:style-name="TL Data" office:value="2446" office:value-type="float">
            <text:p>2446</text:p>
          </table:table-cell>
          <table:table-cell ns41:value-type="float" table:style-name="TL Data" office:value="2570" office:value-type="float">
            <text:p>257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 table:number-columns-repeated="8"/>
          <table:table-cell ns41:value-type="float" table:style-name="TL Data" office:value="2470" office:value-type="float">
            <text:p>2470</text:p>
          </table:table-cell>
          <table:table-cell ns41:value-type="float" table:style-name="TL Data" office:value="2630" office:value-type="float">
            <text:p>2630</text:p>
          </table:table-cell>
          <table:table-cell ns41:value-type="float" table:style-name="ce41" office:value="642" office:value-type="float">
            <text:p>642</text:p>
          </table:table-cell>
          <table:table-cell ns41:value-type="float" table:style-name="ce44" office:value="10468" office:value-type="float">
            <text:p>10468</text:p>
          </table:table-cell>
          <table:table-cell ns41:value-type="float" table:style-name="ce44" office:value="3" office:value-type="float">
            <text:p>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 table:style-name="ce15"/>
          <table:table-cell ns41:value-type="float" table:style-name="ce21" office:value="95708" office:value-type="float">
            <text:p>95708</text:p>
          </table:table-cell>
          <table:table-cell ns41:value-type="float" table:style-name="ce15" office:value="93396" office:value-type="float">
            <text:p>93396</text:p>
          </table:table-cell>
          <table:table-cell ns41:value-type="float" table:style-name="ce15" office:value="82935" office:value-type="float">
            <text:p>82935</text:p>
          </table:table-cell>
          <table:table-cell ns41:value-type="float" table:style-name="ce15" office:value="10461" office:value-type="float">
            <text:p>10461</text:p>
          </table:table-cell>
          <table:table-cell ns41:value-type="float" table:style-name="ce15" office:value="124318" office:value-type="float">
            <text:p>124318</text:p>
          </table:table-cell>
          <table:table-cell ns41:value-type="float" table:style-name="ce15" office:value="114649" office:value-type="float">
            <text:p>114649</text:p>
          </table:table-cell>
          <table:table-cell ns41:value-type="float" table:style-name="ce15" office:value="4888" office:value-type="float">
            <text:p>4888</text:p>
          </table:table-cell>
          <table:table-cell ns41:value-type="float" table:style-name="ce15" office:value="12878" office:value-type="float">
            <text:p>12878</text:p>
          </table:table-cell>
          <table:table-cell ns41:value-type="float" table:style-name="ce15" office:value="12145" office:value-type="float">
            <text:p>12145</text:p>
          </table:table-cell>
          <table:table-cell ns41:value-type="float" table:style-name="ce15" office:value="88147" office:value-type="float">
            <text:p>88147</text:p>
          </table:table-cell>
          <table:table-cell ns41:value-type="float" table:style-name="ce15" office:value="224286" office:value-type="float">
            <text:p>224286</text:p>
          </table:table-cell>
          <table:table-cell ns41:value-type="float" table:style-name="ce15" office:value="226135" office:value-type="float">
            <text:p>226135</text:p>
          </table:table-cell>
          <table:table-cell ns41:value-type="float" table:style-name="ce15" office:value="2331" office:value-type="float">
            <text:p>2331</text:p>
          </table:table-cell>
          <table:table-cell ns41:value-type="float" table:style-name="ce15" office:value="3939" office:value-type="float">
            <text:p>3939</text:p>
          </table:table-cell>
          <table:table-cell ns41:value-type="float" table:style-name="ce15" office:value="397" office:value-type="float">
            <text:p>397</text:p>
          </table:table-cell>
          <table:table-cell ns41:value-type="float" table:style-name="ce15" office:value="595" office:value-type="float">
            <text:p>595</text:p>
          </table:table-cell>
          <table:table-cell ns41:value-type="float" table:style-name="ce15" office:value="39" office:value-type="float">
            <text:p>39</text:p>
          </table:table-cell>
          <table:table-cell ns41:value-type="float" table:style-name="ce15" office:value="45" office:value-type="float">
            <text:p>45</text:p>
          </table:table-cell>
          <table:table-cell ns41:value-type="float" table:style-name="ce15" office:value="2652" office:value-type="float">
            <text:p>2652</text:p>
          </table:table-cell>
          <table:table-cell ns41:value-type="float" table:style-name="ce15" office:value="1639" office:value-type="float">
            <text:p>1639</text:p>
          </table:table-cell>
          <table:table-cell ns41:value-type="float" table:style-name="ce15" office:value="3088" office:value-type="float">
            <text:p>3088</text:p>
          </table:table-cell>
          <table:table-cell ns41:value-type="float" table:style-name="ce15" office:value="2279" office:value-type="float">
            <text:p>2279</text:p>
          </table:table-cell>
          <table:table-cell ns41:value-type="float" table:style-name="ce15" office:value="229269" office:value-type="float">
            <text:p>229269</text:p>
          </table:table-cell>
          <table:table-cell ns41:value-type="float" table:style-name="ce15" office:value="231713" office:value-type="float">
            <text:p>231713</text:p>
          </table:table-cell>
          <table:table-cell table:style-name="ce41"/>
          <table:table-cell table:style-name="ce44" table:number-columns-repeated="2"/>
          <table:table-cell ns41:value-type="string" table:style-name="ce49" office:value-type="string">
            <text:p>ZH</text:p>
          </table:table-cell>
          <table:table-cell ns41:value-type="string" table:style-name="ce41" office:value-type="string">
            <text:p>VT_1889</text:p>
          </table:table-cell>
          <table:table-cell ns41:value-type="string" table:style-name="ce44" office:value-type="string">
            <text:p>09_H2</text:p>
          </table:table-cell>
          <table:table-cell ns41:value-type="float" table:style-name="ce44" office:value="78" office:value-type="float">
            <text:p>78</text:p>
          </table:table-cell>
          <table:table-cell ns41:value-type="float" table:style-name="ce44" office:value="79" office:value-type="float">
            <text:p>79</text:p>
          </table:table-cell>
          <table:table-cell ns41:value-type="float" table:style-name="ce70" office:value="270135" office:value-type="float">
            <text:p>270135</text:p>
          </table:table-cell>
          <table:table-cell table:style-name="ce15"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/>
          <table:table-cell ns41:value-type="float" table:style-name="ce22" office:value="167426" office:value-type="float">
            <text:p>167426</text:p>
          </table:table-cell>
          <table:table-cell ns41:value-type="float" table:style-name="ce27" office:value="195228" office:value-type="float">
            <text:p>195228</text:p>
          </table:table-cell>
          <table:table-cell ns41:value-type="float" table:style-name="ce27" office:value="168541" office:value-type="float">
            <text:p>168541</text:p>
          </table:table-cell>
          <table:table-cell ns41:value-type="float" table:style-name="ce27" office:value="26687" office:value-type="float">
            <text:p>26687</text:p>
          </table:table-cell>
          <table:table-cell ns41:value-type="float" table:style-name="ce27" office:value="240903" office:value-type="float">
            <text:p>240903</text:p>
          </table:table-cell>
          <table:table-cell ns41:value-type="float" table:style-name="ce27" office:value="232263" office:value-type="float">
            <text:p>232263</text:p>
          </table:table-cell>
          <table:table-cell ns41:value-type="float" table:style-name="ce27" office:value="6691" office:value-type="float">
            <text:p>6691</text:p>
          </table:table-cell>
          <table:table-cell ns41:value-type="float" table:style-name="ce27" office:value="32476" office:value-type="float">
            <text:p>32476</text:p>
          </table:table-cell>
          <table:table-cell ns41:value-type="float" table:style-name="ce27" office:value="25640" office:value-type="float">
            <text:p>25640</text:p>
          </table:table-cell>
          <table:table-cell ns41:value-type="float" table:style-name="ce27" office:value="184649" office:value-type="float">
            <text:p>184649</text:p>
          </table:table-cell>
          <table:table-cell ns41:value-type="float" table:style-name="ce27" office:value="441775" office:value-type="float">
            <text:p>441775</text:p>
          </table:table-cell>
          <table:table-cell ns41:value-type="float" table:style-name="ce27" office:value="476075" office:value-type="float">
            <text:p>476075</text:p>
          </table:table-cell>
          <table:table-cell ns41:value-type="float" table:style-name="ce27" office:value="6297" office:value-type="float">
            <text:p>6297</text:p>
          </table:table-cell>
          <table:table-cell ns41:value-type="float" table:style-name="ce27" office:value="11453" office:value-type="float">
            <text:p>11453</text:p>
          </table:table-cell>
          <table:table-cell ns41:value-type="float" table:style-name="ce27" office:value="1170" office:value-type="float">
            <text:p>1170</text:p>
          </table:table-cell>
          <table:table-cell ns41:value-type="float" table:style-name="ce27" office:value="2120" office:value-type="float">
            <text:p>2120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179" office:value-type="float">
            <text:p>179</text:p>
          </table:table-cell>
          <table:table-cell ns41:value-type="float" table:style-name="ce27" office:value="8383" office:value-type="float">
            <text:p>8383</text:p>
          </table:table-cell>
          <table:table-cell ns41:value-type="float" table:style-name="ce27" office:value="5658" office:value-type="float">
            <text:p>5658</text:p>
          </table:table-cell>
          <table:table-cell ns41:value-type="float" table:style-name="ce27" office:value="9604" office:value-type="float">
            <text:p>9604</text:p>
          </table:table-cell>
          <table:table-cell ns41:value-type="float" table:style-name="ce27" office:value="7957" office:value-type="float">
            <text:p>7957</text:p>
          </table:table-cell>
          <table:table-cell ns41:value-type="float" table:style-name="ce27" office:value="456455" office:value-type="float">
            <text:p>456455</text:p>
          </table:table-cell>
          <table:table-cell ns41:value-type="float" table:style-name="ce27" office:value="493186" office:value-type="float">
            <text:p>493186</text:p>
          </table:table-cell>
          <table:table-cell table:style-name="ce42"/>
          <table:table-cell table:style-name="ce45" table:number-columns-repeated="2"/>
          <table:table-cell ns41:value-type="string" table:style-name="ce50" office:value-type="string">
            <text:p>ZH</text:p>
          </table:table-cell>
          <table:table-cell ns41:value-type="string" table:style-name="ce42" office:value-type="string">
            <text:p>VT_1889</text:p>
          </table:table-cell>
          <table:table-cell ns41:value-type="string" table:style-name="ce45" office:value-type="string">
            <text:p>09_H2</text:p>
          </table:table-cell>
          <table:table-cell ns41:value-type="float" table:style-name="ce45" office:value="78" office:value-type="float">
            <text:p>78</text:p>
          </table:table-cell>
          <table:table-cell ns41:value-type="float" table:style-name="ce45" office:value="79" office:value-type="float">
            <text:p>79</text:p>
          </table:table-cell>
          <table:table-cell ns41:value-type="float" table:style-name="ce71" office:value="270135" office:value-type="float">
            <text:p>270135</text:p>
          </table:table-cell>
          <table:table-cell table:number-columns-repeated="989"/>
        </table:table-row>
        <table:table-row table:style-name="ro4" table:number-rows-repeated="10483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6:09</dc:date>
    <meta:document-statistic meta:object-count="0" meta:cell-count="5446" meta:table-count="1"/>
    <meta:generator>ODFPY/1.3.0dev</meta:generator>
  </office:meta>
</office:document-meta>
</file>